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AA0000074A68097C0D421729E0.png" manifest:media-type="image/png"/>
  <manifest:file-entry manifest:full-path="Pictures/10000201000004DB00000559CEFF47FC3D6F0B0E.png" manifest:media-type="image/png"/>
  <manifest:file-entry manifest:full-path="Pictures/1000020100000612000003B29711101E189C557C.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Code Nerd Font Mono" svg:font-family="''FiraCode Nerd Font Mono', monospace, monospace, 'Droid Sans Fallback', ',', 'Droid Sans Mono', ',', monospace, ', monospace,', 'Droid Sans Fallback', 'font-weight: normal', 'font-size: 13px', 'line-height: 18px', 'white-space: pr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master-page-name="">
      <style:table-properties style:width="17.59cm" style:page-number="auto" table:align="margins" style:may-break-between-rows="true"/>
    </style:style>
    <style:style style:name="Table1.A" style:family="table-column">
      <style:table-column-properties style:column-width="5.863cm" style:rel-column-width="21845*"/>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20cba3" style:font-size-asian="12pt" style:font-size-complex="12pt"/>
    </style:style>
    <style:style style:name="P4" style:family="paragraph" style:parent-style-name="Standard">
      <style:paragraph-properties fo:text-align="justify" style:justify-single-word="false"/>
      <style:text-properties style:font-name="Times New Roman" fo:font-size="12pt" officeooo:paragraph-rsid="0021a79b" style:font-size-asian="12pt" style:font-size-complex="12pt"/>
    </style:style>
    <style:style style:name="P5" style:family="paragraph" style:parent-style-name="Standard">
      <style:paragraph-properties fo:text-align="justify" style:justify-single-word="false"/>
      <style:text-properties style:font-name="Times New Roman" fo:font-size="12pt" officeooo:rsid="00f0e66d" officeooo:paragraph-rsid="00f0e66d"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f2852f" officeooo:paragraph-rsid="00f2852f"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f3ed04" officeooo:paragraph-rsid="00f3ed04" style:font-size-asian="12pt" style:font-size-complex="12pt"/>
    </style:style>
    <style:style style:name="P8" style:family="paragraph" style:parent-style-name="Standard">
      <style:text-properties officeooo:rsid="00b723fa" officeooo:paragraph-rsid="00b723fa"/>
    </style:style>
    <style:style style:name="P9" style:family="paragraph" style:parent-style-name="Standard">
      <style:text-properties officeooo:rsid="00b91676" officeooo:paragraph-rsid="00b91676"/>
    </style:style>
    <style:style style:name="P10" style:family="paragraph" style:parent-style-name="Heading">
      <style:paragraph-properties fo:break-before="page"/>
      <style:text-properties style:font-name="Times New Roman"/>
    </style:style>
    <style:style style:name="P11"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12"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3"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14"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5"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6"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7"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18"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19"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20"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2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22"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23"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24"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2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2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27"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28"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29"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30"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3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32"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33"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34"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35" style:family="paragraph" style:parent-style-name="Рисунок">
      <style:paragraph-properties fo:text-align="center" style:justify-single-word="false"/>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2">
      <style:paragraph-properties>
        <style:tab-stops>
          <style:tab-stop style:position="17.09cm" style:type="right" style:leader-style="dotted" style:leader-text="."/>
        </style:tab-stops>
      </style:paragraph-properties>
    </style:style>
    <style:style style:name="P38" style:family="paragraph" style:parent-style-name="Table_20_Contents">
      <style:text-properties fo:language="uk" fo:country="UA" officeooo:rsid="00d67043" officeooo:paragraph-rsid="00d67043"/>
    </style:style>
    <style:style style:name="P39" style:family="paragraph" style:parent-style-name="Table_20_Contents">
      <style:paragraph-properties fo:text-align="center" style:justify-single-word="false"/>
      <style:text-properties fo:language="uk" fo:country="UA" officeooo:rsid="00d7797f" officeooo:paragraph-rsid="00d7797f"/>
    </style:style>
    <style:style style:name="P40" style:family="paragraph" style:parent-style-name="Table_20_Contents">
      <style:text-properties fo:language="uk" fo:country="UA" officeooo:rsid="00d6f31c" officeooo:paragraph-rsid="00d7797f"/>
    </style:style>
    <style:style style:name="P41" style:family="paragraph" style:parent-style-name="Table_20_Contents">
      <style:paragraph-properties fo:text-align="center" style:justify-single-word="false"/>
      <style:text-properties fo:language="uk" fo:country="UA" officeooo:rsid="00d6f31c" officeooo:paragraph-rsid="00d6f31c"/>
    </style:style>
    <style:style style:name="P42" style:family="paragraph" style:parent-style-name="Table_20_Contents">
      <style:text-properties fo:language="uk" fo:country="UA" officeooo:rsid="00d4c8c4" officeooo:paragraph-rsid="00d4c8c4"/>
    </style:style>
    <style:style style:name="P43" style:family="paragraph" style:parent-style-name="Table_20_Contents">
      <style:text-properties fo:language="uk" fo:country="UA" officeooo:rsid="00d5407b" officeooo:paragraph-rsid="00d5407b"/>
    </style:style>
    <style:style style:name="P44" style:family="paragraph" style:parent-style-name="Table_20_Contents">
      <style:text-properties fo:language="uk" fo:country="UA" officeooo:rsid="00d3fb26" officeooo:paragraph-rsid="00d3fb26"/>
    </style:style>
    <style:style style:name="P45" style:family="paragraph" style:parent-style-name="Table_20_Contents">
      <style:text-properties fo:language="uk" fo:country="UA" officeooo:rsid="00dd9ab4" officeooo:paragraph-rsid="00dd9ab4"/>
    </style:style>
    <style:style style:name="P46" style:family="paragraph" style:parent-style-name="Table_20_Contents">
      <style:text-properties fo:language="uk" fo:country="UA" officeooo:rsid="00db9dce" officeooo:paragraph-rsid="00db9dce"/>
    </style:style>
    <style:style style:name="P47" style:family="paragraph" style:parent-style-name="Heading">
      <style:paragraph-properties fo:break-before="page"/>
      <style:text-properties style:font-name="Times New Roman" officeooo:paragraph-rsid="00f582db"/>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50" style:family="paragraph" style:parent-style-name="Heading_20_2">
      <style:text-properties officeooo:paragraph-rsid="0089b00f"/>
    </style:style>
    <style:style style:name="P51" style:family="paragraph" style:parent-style-name="Heading_20_2" style:list-style-name="">
      <style:paragraph-properties fo:text-align="center" style:justify-single-word="false"/>
    </style:style>
    <style:style style:name="P52" style:family="paragraph" style:parent-style-name="Heading_20_2" style:list-style-name="">
      <style:paragraph-properties fo:text-align="center" style:justify-single-word="false"/>
    </style:style>
    <style:style style:name="P53" style:family="paragraph" style:parent-style-name="Heading_20_2">
      <style:text-properties officeooo:rsid="0195a0e3" officeooo:paragraph-rsid="0195a0e3"/>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56"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57"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58"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59" style:family="paragraph" style:parent-style-name="Standard">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60" style:family="paragraph" style:parent-style-name="Standard" style:list-style-name="L2">
      <style:paragraph-properties fo:text-align="justify" style:justify-single-word="false"/>
      <style:text-properties style:font-name="Times New Roman" fo:font-size="12pt" officeooo:rsid="00a6ac7c" officeooo:paragraph-rsid="00a6ac7c" style:font-size-asian="12pt" style:font-size-complex="12pt"/>
    </style:style>
    <style:style style:name="P61" style:family="paragraph" style:parent-style-name="Standard" style:list-style-name="L2">
      <style:paragraph-properties fo:text-align="justify" style:justify-single-word="false"/>
      <style:text-properties style:font-name="Times New Roman" fo:font-size="12pt" officeooo:rsid="00f07864" officeooo:paragraph-rsid="00f07864" style:font-size-asian="12pt" style:font-size-complex="12pt"/>
    </style:style>
    <style:style style:name="P62" style:family="paragraph" style:parent-style-name="Standard" style:list-style-name="L4">
      <style:paragraph-properties fo:text-align="justify" style:justify-single-word="false"/>
      <style:text-properties style:font-name="Times New Roman" fo:font-size="12pt" officeooo:paragraph-rsid="0036898b" style:font-size-asian="12pt" style:font-size-complex="12pt"/>
    </style:style>
    <style:style style:name="P63" style:family="paragraph" style:parent-style-name="Standard" style:list-style-name="L4">
      <style:paragraph-properties fo:text-align="justify" style:justify-single-word="false"/>
      <style:text-properties style:font-name="Times New Roman" fo:font-size="12pt" officeooo:paragraph-rsid="003721d7" style:font-size-asian="12pt" style:font-size-complex="12pt"/>
    </style:style>
    <style:style style:name="P64" style:family="paragraph" style:parent-style-name="Standard" style:list-style-name="L4">
      <style:paragraph-properties fo:text-align="justify" style:justify-single-word="false"/>
      <style:text-properties style:font-name="Times New Roman" fo:font-size="12pt" officeooo:paragraph-rsid="0037bdb7" style:font-size-asian="12pt" style:font-size-complex="12pt"/>
    </style:style>
    <style:style style:name="P65" style:family="paragraph" style:parent-style-name="Standard">
      <style:paragraph-properties fo:text-align="justify" style:justify-single-word="false"/>
      <style:text-properties style:font-name="Times New Roman" fo:font-size="12pt" officeooo:rsid="00ed987c" officeooo:paragraph-rsid="00ed987c" style:font-size-asian="12pt" style:font-size-complex="12pt"/>
    </style:style>
    <style:style style:name="P66" style:family="paragraph" style:parent-style-name="Standard" style:list-style-name="L29">
      <style:paragraph-properties fo:text-align="justify" style:justify-single-word="false"/>
      <style:text-properties style:font-name="Times New Roman" fo:font-size="12pt" officeooo:rsid="0189ec78" officeooo:paragraph-rsid="0189ec78" style:font-size-asian="12pt" style:font-size-complex="12pt"/>
    </style:style>
    <style:style style:name="P67" style:family="paragraph" style:parent-style-name="Standard" style:list-style-name="L29">
      <style:paragraph-properties fo:text-align="justify" style:justify-single-word="false"/>
      <style:text-properties style:font-name="Times New Roman" fo:font-size="12pt" officeooo:rsid="018b44aa" officeooo:paragraph-rsid="018b44aa" style:font-size-asian="12pt" style:font-size-complex="12pt"/>
    </style:style>
    <style:style style:name="P68" style:family="paragraph" style:parent-style-name="Standard" style:list-style-name="L3">
      <style:text-properties officeooo:rsid="00b91676" officeooo:paragraph-rsid="00b91676"/>
    </style:style>
    <style:style style:name="P69" style:family="paragraph" style:parent-style-name="Standard" style:list-style-name="L3">
      <style:text-properties officeooo:rsid="00baa52f" officeooo:paragraph-rsid="00baa52f"/>
    </style:style>
    <style:style style:name="P70" style:family="paragraph" style:parent-style-name="Standard">
      <style:paragraph-properties fo:text-align="center" style:justify-single-word="false"/>
    </style:style>
    <style:style style:name="P71" style:family="paragraph" style:parent-style-name="Standard">
      <style:paragraph-properties fo:text-align="end" style:justify-single-word="false"/>
    </style:style>
    <style:style style:name="P72" style:family="paragraph" style:parent-style-name="Standard" style:list-style-name="L5">
      <loext:graphic-properties draw:fill="none" draw:fill-color="#729fcf"/>
      <style:paragraph-properties fo:background-color="transparent"/>
    </style:style>
    <style:style style:name="P73" style:family="paragraph" style:parent-style-name="Standard" style:list-style-name="L7">
      <style:text-properties fo:color="#000000" loext:opacity="100%" style:font-name="Times New Roman" fo:font-weight="normal" fo:background-color="transparent" style:font-weight-asian="normal" style:font-weight-complex="normal"/>
    </style:style>
    <style:style style:name="P74" style:family="paragraph" style:parent-style-name="Standard" style:list-style-name="L7">
      <style:text-properties fo:color="#000000" loext:opacity="100%" fo:font-weight="normal" fo:background-color="transparent" style:font-weight-asian="normal" style:font-weight-complex="normal"/>
    </style:style>
    <style:style style:name="P75" style:family="paragraph" style:parent-style-name="Standard" style:list-style-name="L18">
      <style:text-properties officeooo:rsid="01715d59" officeooo:paragraph-rsid="0172d1ba"/>
    </style:style>
    <style:style style:name="P76" style:family="paragraph" style:parent-style-name="Standard" style:list-style-name="L4">
      <style:paragraph-properties fo:text-align="justify" style:justify-single-word="false" fo:break-before="page"/>
      <style:text-properties style:font-name="Times New Roman" fo:font-size="12pt" officeooo:paragraph-rsid="0035e57e" style:font-size-asian="12pt" style:font-size-complex="12pt"/>
    </style:style>
    <style:style style:name="P77" style:family="paragraph" style:parent-style-name="Standard">
      <loext:graphic-properties draw:fill="none" draw:fill-color="#729fcf"/>
      <style:paragraph-properties fo:margin-left="0cm" fo:margin-right="0cm" fo:text-indent="0cm" style:auto-text-indent="false" fo:background-color="transparent"/>
      <style:text-properties officeooo:paragraph-rsid="010f02c1"/>
    </style:style>
    <style:style style:name="P78"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0f02c1"/>
    </style:style>
    <style:style style:name="P79"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11bc83"/>
    </style:style>
    <style:style style:name="P80" style:family="paragraph" style:parent-style-name="Standard" style:master-page-name="">
      <loext:graphic-properties draw:fill="none" draw:fill-color="#729fcf"/>
      <style:paragraph-properties fo:margin-left="0cm" fo:margin-right="0cm" fo:text-align="center" style:justify-single-word="false" fo:text-indent="0cm" style:auto-text-indent="false" style:page-number="auto" fo:background-color="transparent"/>
    </style:style>
    <style:style style:name="P81" style:family="paragraph" style:parent-style-name="Standard" style:list-style-name="L5" style:master-page-name="">
      <loext:graphic-properties draw:fill="none" draw:fill-color="#729fcf"/>
      <style:paragraph-properties style:page-number="auto" fo:background-color="transparent"/>
      <style:text-properties officeooo:paragraph-rsid="0113246a"/>
    </style:style>
    <style:style style:name="P82" style:family="paragraph" style:parent-style-name="Standard">
      <loext:graphic-properties draw:fill="none"/>
      <style:paragraph-properties fo:margin-left="0cm" fo:margin-right="0cm" fo:text-indent="0.499cm" style:auto-text-indent="false" fo:background-color="transparent"/>
      <style:text-properties style:font-name="Times New Roman" fo:font-size="14pt" fo:font-weight="bold" officeooo:rsid="00d00dcf" officeooo:paragraph-rsid="00ce968a" style:font-name-asian="Verdana" style:font-size-asian="14pt" style:font-weight-asian="bold" style:font-name-complex="FreeSans" style:font-size-complex="14pt" style:font-weight-complex="bold"/>
    </style:style>
    <style:style style:name="P83" style:family="paragraph" style:parent-style-name="Table_20_Contents">
      <style:text-properties officeooo:rsid="011a0bd6" officeooo:paragraph-rsid="011a0bd6"/>
    </style:style>
    <style:style style:name="P84" style:family="paragraph" style:parent-style-name="Table_20_Contents">
      <style:text-properties officeooo:rsid="011b08b2" officeooo:paragraph-rsid="011b08b2"/>
    </style:style>
    <style:style style:name="P85" style:family="paragraph" style:parent-style-name="Table_20_Contents">
      <style:text-properties officeooo:rsid="011b32a2" officeooo:paragraph-rsid="011b32a2"/>
    </style:style>
    <style:style style:name="P86" style:family="paragraph" style:parent-style-name="Table_20_Contents">
      <style:text-properties officeooo:rsid="011c7f19" officeooo:paragraph-rsid="011c7f19"/>
    </style:style>
    <style:style style:name="P87" style:family="paragraph" style:parent-style-name="Table_20_Contents">
      <style:text-properties officeooo:rsid="011d6cea" officeooo:paragraph-rsid="011d6cea"/>
    </style:style>
    <style:style style:name="P88" style:family="paragraph" style:parent-style-name="Table_20_Contents">
      <style:text-properties officeooo:rsid="011e682b" officeooo:paragraph-rsid="011e682b"/>
    </style:style>
    <style:style style:name="P89" style:family="paragraph" style:parent-style-name="Table_20_Contents">
      <style:text-properties officeooo:rsid="011ea406" officeooo:paragraph-rsid="011ea406"/>
    </style:style>
    <style:style style:name="P90" style:family="paragraph" style:parent-style-name="Table_20_Contents">
      <style:text-properties officeooo:rsid="01209fe1" officeooo:paragraph-rsid="01209fe1"/>
    </style:style>
    <style:style style:name="P91" style:family="paragraph" style:parent-style-name="Table_20_Contents">
      <style:paragraph-properties fo:text-align="center" style:justify-single-word="false"/>
      <style:text-properties fo:language="uk" fo:country="UA" officeooo:rsid="00deacee" officeooo:paragraph-rsid="013e567a"/>
    </style:style>
    <style:style style:name="P92" style:family="paragraph" style:parent-style-name="Table_20_Contents">
      <style:paragraph-properties fo:text-align="center" style:justify-single-word="false"/>
      <style:text-properties fo:language="uk" fo:country="UA" officeooo:rsid="00deacee" officeooo:paragraph-rsid="013fecb3"/>
    </style:style>
    <style:style style:name="P93" style:family="paragraph" style:parent-style-name="Table_20_Contents">
      <style:text-properties fo:language="uk" fo:country="UA" officeooo:rsid="01263096" officeooo:paragraph-rsid="012690ea"/>
    </style:style>
    <style:style style:name="P94" style:family="paragraph" style:parent-style-name="Table_20_Contents">
      <style:paragraph-properties fo:text-align="center" style:justify-single-word="false"/>
      <style:text-properties fo:language="uk" fo:country="UA" officeooo:rsid="012690ea" officeooo:paragraph-rsid="012690ea"/>
    </style:style>
    <style:style style:name="P95" style:family="paragraph" style:parent-style-name="Table_20_Contents">
      <style:paragraph-properties fo:text-align="center" style:justify-single-word="false"/>
      <style:text-properties officeooo:rsid="01284c9b" officeooo:paragraph-rsid="01284c9b"/>
    </style:style>
    <style:style style:name="P96" style:family="paragraph" style:parent-style-name="Table_20_Contents">
      <style:paragraph-properties fo:text-align="center" style:justify-single-word="false"/>
      <style:text-properties officeooo:rsid="01284c9b" officeooo:paragraph-rsid="01353ec6"/>
    </style:style>
    <style:style style:name="P97" style:family="paragraph" style:parent-style-name="Table_20_Contents">
      <style:paragraph-properties fo:text-align="center" style:justify-single-word="false"/>
      <style:text-properties officeooo:rsid="01284c9b" officeooo:paragraph-rsid="01377c79"/>
    </style:style>
    <style:style style:name="P98" style:family="paragraph" style:parent-style-name="Table_20_Contents">
      <style:text-properties officeooo:rsid="01299f17" officeooo:paragraph-rsid="01299f17"/>
    </style:style>
    <style:style style:name="P99" style:family="paragraph" style:parent-style-name="Table_20_Contents">
      <style:paragraph-properties fo:text-align="center" style:justify-single-word="false"/>
      <style:text-properties officeooo:rsid="012ec709" officeooo:paragraph-rsid="012ec709"/>
    </style:style>
    <style:style style:name="P100" style:family="paragraph" style:parent-style-name="Table_20_Contents">
      <style:paragraph-properties fo:text-align="center" style:justify-single-word="false"/>
      <style:text-properties officeooo:rsid="012ec709" officeooo:paragraph-rsid="01320a0e"/>
    </style:style>
    <style:style style:name="P101" style:family="paragraph" style:parent-style-name="Table_20_Contents">
      <style:paragraph-properties fo:text-align="start" style:justify-single-word="false"/>
      <style:text-properties officeooo:rsid="01320a0e" officeooo:paragraph-rsid="01320a0e"/>
    </style:style>
    <style:style style:name="P102" style:family="paragraph" style:parent-style-name="Table_20_Contents">
      <style:paragraph-properties fo:margin-left="0cm" fo:margin-right="0cm" fo:text-indent="0cm" style:auto-text-indent="false"/>
      <style:text-properties officeooo:rsid="011d6cea" officeooo:paragraph-rsid="011d6cea"/>
    </style:style>
    <style:style style:name="P103"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P104"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3fecb3"/>
    </style:style>
    <style:style style:name="P105"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1fd47"/>
    </style:style>
    <style:style style:name="P106"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3a422"/>
    </style:style>
    <style:style style:name="P107" style:family="paragraph" style:parent-style-name="Table_20_Contents">
      <style:paragraph-properties fo:margin-left="0cm" fo:margin-right="0cm" fo:text-align="start" style:justify-single-word="false" fo:text-indent="0cm" style:auto-text-indent="false"/>
      <style:text-properties fo:language="uk" fo:country="UA" officeooo:rsid="00d5407b" officeooo:paragraph-rsid="00d5407b"/>
    </style:style>
    <style:style style:name="P108"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21ac76"/>
    </style:style>
    <style:style style:name="P109"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3e567a"/>
    </style:style>
    <style:style style:name="P110" style:family="paragraph" style:parent-style-name="Table_20_Contents">
      <style:paragraph-properties fo:margin-left="0cm" fo:margin-right="0cm" fo:text-indent="0cm" style:auto-text-indent="false"/>
      <style:text-properties fo:language="uk" fo:country="UA" officeooo:rsid="012385b6" officeooo:paragraph-rsid="012385b6"/>
    </style:style>
    <style:style style:name="P111" style:family="paragraph" style:parent-style-name="Table_20_Contents">
      <style:paragraph-properties fo:margin-left="0cm" fo:margin-right="0cm" fo:text-align="start" style:justify-single-word="false" fo:text-indent="0cm" style:auto-text-indent="false"/>
      <style:text-properties fo:language="uk" fo:country="UA" officeooo:rsid="012385b6" officeooo:paragraph-rsid="012385b6"/>
    </style:style>
    <style:style style:name="P112" style:family="paragraph" style:parent-style-name="Table_20_Contents">
      <style:paragraph-properties fo:margin-left="0cm" fo:margin-right="0cm" fo:text-align="start" style:justify-single-word="false" fo:text-indent="0cm" style:auto-text-indent="false"/>
      <style:text-properties fo:language="uk" fo:country="UA" officeooo:rsid="01243166" officeooo:paragraph-rsid="01243166"/>
    </style:style>
    <style:style style:name="P113"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3fecb3"/>
    </style:style>
    <style:style style:name="P114"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01a69"/>
    </style:style>
    <style:style style:name="P115"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1fd47"/>
    </style:style>
    <style:style style:name="P116"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3a422"/>
    </style:style>
    <style:style style:name="P117"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13fecb3"/>
    </style:style>
    <style:style style:name="P118"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0deacee"/>
    </style:style>
    <style:style style:name="P119"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fo:language="uk" fo:country="UA" officeooo:rsid="012690ea" officeooo:paragraph-rsid="012690ea"/>
    </style:style>
    <style:style style:name="P120"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1263096" officeooo:paragraph-rsid="012690ea"/>
    </style:style>
    <style:style style:name="P121"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8edc4" officeooo:paragraph-rsid="00d8edc4"/>
    </style:style>
    <style:style style:name="P122"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6f31c" officeooo:paragraph-rsid="00d7797f"/>
    </style:style>
    <style:style style:name="P123"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7c79"/>
    </style:style>
    <style:style style:name="P124"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04cd"/>
    </style:style>
    <style:style style:name="P125"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20a0e" officeooo:paragraph-rsid="01320a0e"/>
    </style:style>
    <style:style style:name="P126"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ec709" officeooo:paragraph-rsid="012ec709"/>
    </style:style>
    <style:style style:name="P127"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99f17" officeooo:paragraph-rsid="01299f17"/>
    </style:style>
    <style:style style:name="P128" style:family="paragraph" style:parent-style-name="Text_20_body">
      <style:text-properties officeooo:rsid="0152b019" officeooo:paragraph-rsid="0152b019"/>
    </style:style>
    <style:style style:name="P129" style:family="paragraph" style:parent-style-name="Text_20_body">
      <style:text-properties officeooo:rsid="0152b019" officeooo:paragraph-rsid="01539566"/>
    </style:style>
    <style:style style:name="P130" style:family="paragraph" style:parent-style-name="Text_20_body" style:list-style-name="L23">
      <style:text-properties officeooo:rsid="0152b019" officeooo:paragraph-rsid="01539566"/>
    </style:style>
    <style:style style:name="P131" style:family="paragraph" style:parent-style-name="Text_20_body">
      <style:text-properties fo:font-size="12pt" officeooo:rsid="0152b019" officeooo:paragraph-rsid="0152b019" style:font-size-asian="12pt" style:font-size-complex="12pt"/>
    </style:style>
    <style:style style:name="P132" style:family="paragraph" style:parent-style-name="Text_20_body" style:list-style-name="L8">
      <style:text-properties fo:font-size="12pt" officeooo:rsid="015ac34f" officeooo:paragraph-rsid="015ac34f" style:font-size-asian="12pt" style:font-size-complex="12pt"/>
    </style:style>
    <style:style style:name="P133" style:family="paragraph" style:parent-style-name="Text_20_body" style:list-style-name="L6">
      <style:text-properties officeooo:rsid="0154cf1f" officeooo:paragraph-rsid="0154cf1f"/>
    </style:style>
    <style:style style:name="P134" style:family="paragraph" style:parent-style-name="Text_20_body" style:list-style-name="L9">
      <style:text-properties officeooo:rsid="015d56d7" officeooo:paragraph-rsid="015d56d7"/>
    </style:style>
    <style:style style:name="P135" style:family="paragraph" style:parent-style-name="Text_20_body" style:list-style-name="L10">
      <style:text-properties officeooo:rsid="015ee453" officeooo:paragraph-rsid="015ee453"/>
    </style:style>
    <style:style style:name="P136" style:family="paragraph" style:parent-style-name="Text_20_body" style:list-style-name="L10">
      <style:text-properties officeooo:rsid="015efee2" officeooo:paragraph-rsid="015efee2"/>
    </style:style>
    <style:style style:name="P137" style:family="paragraph" style:parent-style-name="Text_20_body" style:list-style-name="L10">
      <style:text-properties style:text-underline-style="solid" style:text-underline-width="auto" style:text-underline-color="font-color" fo:font-weight="normal" officeooo:rsid="01624f85" officeooo:paragraph-rsid="01624f85" style:font-weight-asian="normal" style:font-weight-complex="normal"/>
    </style:style>
    <style:style style:name="P138" style:family="paragraph" style:parent-style-name="Text_20_body" style:list-style-name="L20">
      <style:text-properties style:text-underline-style="solid" style:text-underline-width="auto" style:text-underline-color="font-color" officeooo:paragraph-rsid="0174047b"/>
    </style:style>
    <style:style style:name="P139" style:family="paragraph" style:parent-style-name="Text_20_body" style:list-style-name="L28">
      <style:text-properties style:text-underline-style="solid" style:text-underline-width="auto" style:text-underline-color="font-color" officeooo:rsid="0184f473" officeooo:paragraph-rsid="0184f473"/>
    </style:style>
    <style:style style:name="P140" style:family="paragraph" style:parent-style-name="Text_20_body" style:list-style-name="L10">
      <style:text-properties style:text-underline-style="none" officeooo:rsid="015efee2" officeooo:paragraph-rsid="015efee2"/>
    </style:style>
    <style:style style:name="P141" style:family="paragraph" style:parent-style-name="Text_20_body" style:list-style-name="L10">
      <style:text-properties style:text-underline-style="none" officeooo:rsid="01624f85" officeooo:paragraph-rsid="01624f85"/>
    </style:style>
    <style:style style:name="P142" style:family="paragraph" style:parent-style-name="Text_20_body" style:list-style-name="L20">
      <style:text-properties style:text-underline-style="none" officeooo:paragraph-rsid="0174047b"/>
    </style:style>
    <style:style style:name="P143" style:family="paragraph" style:parent-style-name="Text_20_body" style:list-style-name="L20">
      <style:text-properties style:text-underline-style="none" officeooo:rsid="0174f268" officeooo:paragraph-rsid="0174f268"/>
    </style:style>
    <style:style style:name="P144" style:family="paragraph" style:parent-style-name="Text_20_body" style:list-style-name="L11">
      <style:text-properties officeooo:rsid="0169274b" officeooo:paragraph-rsid="0169274b"/>
    </style:style>
    <style:style style:name="P145" style:family="paragraph" style:parent-style-name="Text_20_body" style:list-style-name="L12">
      <style:text-properties officeooo:rsid="016ac0f7" officeooo:paragraph-rsid="016ac0f7"/>
    </style:style>
    <style:style style:name="P146" style:family="paragraph" style:parent-style-name="Text_20_body" style:list-style-name="L13">
      <style:text-properties officeooo:rsid="016c5465" officeooo:paragraph-rsid="016c5465"/>
    </style:style>
    <style:style style:name="P147" style:family="paragraph" style:parent-style-name="Text_20_body" style:list-style-name="L14">
      <style:text-properties officeooo:rsid="016ce9ac" officeooo:paragraph-rsid="016ce9ac"/>
    </style:style>
    <style:style style:name="P148" style:family="paragraph" style:parent-style-name="Text_20_body" style:list-style-name="L14">
      <style:text-properties officeooo:rsid="016e4497" officeooo:paragraph-rsid="016e4497"/>
    </style:style>
    <style:style style:name="P149" style:family="paragraph" style:parent-style-name="Text_20_body" style:list-style-name="L15">
      <style:text-properties officeooo:rsid="017048f3" officeooo:paragraph-rsid="017048f3"/>
    </style:style>
    <style:style style:name="P150" style:family="paragraph" style:parent-style-name="Text_20_body" style:list-style-name="L16">
      <style:text-properties officeooo:rsid="017048f3" officeooo:paragraph-rsid="017048f3"/>
    </style:style>
    <style:style style:name="P151" style:family="paragraph" style:parent-style-name="Text_20_body" style:list-style-name="L15">
      <style:text-properties officeooo:paragraph-rsid="017048f3"/>
    </style:style>
    <style:style style:name="P152" style:family="paragraph" style:parent-style-name="Text_20_body" style:list-style-name="L17">
      <style:text-properties officeooo:rsid="01715d59" officeooo:paragraph-rsid="01715d59"/>
    </style:style>
    <style:style style:name="P153" style:family="paragraph" style:parent-style-name="Text_20_body" style:list-style-name="L17">
      <style:text-properties officeooo:rsid="01715d59" officeooo:paragraph-rsid="0172d1ba"/>
    </style:style>
    <style:style style:name="P154" style:family="paragraph" style:parent-style-name="Text_20_body" style:list-style-name="L18">
      <style:text-properties officeooo:rsid="01715d59" officeooo:paragraph-rsid="01715d59"/>
    </style:style>
    <style:style style:name="P155" style:family="paragraph" style:parent-style-name="Text_20_body" style:list-style-name="L18">
      <style:text-properties officeooo:rsid="01715d59" officeooo:paragraph-rsid="0172d1ba"/>
    </style:style>
    <style:style style:name="P156" style:family="paragraph" style:parent-style-name="Text_20_body" style:list-style-name="L17">
      <style:text-properties officeooo:paragraph-rsid="01715d59"/>
    </style:style>
    <style:style style:name="P157" style:family="paragraph" style:parent-style-name="Text_20_body" style:list-style-name="L17">
      <style:text-properties officeooo:paragraph-rsid="0172d1ba"/>
    </style:style>
    <style:style style:name="P158" style:family="paragraph" style:parent-style-name="Text_20_body" style:list-style-name="L19">
      <style:text-properties officeooo:paragraph-rsid="0174047b"/>
    </style:style>
    <style:style style:name="P159" style:family="paragraph" style:parent-style-name="Text_20_body" style:list-style-name="L20">
      <style:text-properties officeooo:paragraph-rsid="0174047b"/>
    </style:style>
    <style:style style:name="P160" style:family="paragraph" style:parent-style-name="Text_20_body" style:list-style-name="L21">
      <style:text-properties officeooo:rsid="017844b6" officeooo:paragraph-rsid="017844b6"/>
    </style:style>
    <style:style style:name="P161" style:family="paragraph" style:parent-style-name="Text_20_body" style:list-style-name="L22">
      <style:text-properties officeooo:rsid="017844b6" officeooo:paragraph-rsid="017a5c46"/>
    </style:style>
    <style:style style:name="P162" style:family="paragraph" style:parent-style-name="Text_20_body" style:list-style-name="L21">
      <style:text-properties officeooo:paragraph-rsid="017844b6"/>
    </style:style>
    <style:style style:name="P163" style:family="paragraph" style:parent-style-name="Text_20_body" style:list-style-name="L22">
      <style:text-properties officeooo:rsid="0179133d" officeooo:paragraph-rsid="0179133d"/>
    </style:style>
    <style:style style:name="P164" style:family="paragraph" style:parent-style-name="Text_20_body" style:list-style-name="L22">
      <style:text-properties officeooo:rsid="0179133d" officeooo:paragraph-rsid="017b206e"/>
    </style:style>
    <style:style style:name="P165" style:family="paragraph" style:parent-style-name="Text_20_body" style:list-style-name="L23">
      <style:text-properties officeooo:rsid="017d2a89" officeooo:paragraph-rsid="017d2a89"/>
    </style:style>
    <style:style style:name="P166" style:family="paragraph" style:parent-style-name="Text_20_body" style:list-style-name="L24">
      <style:text-properties officeooo:rsid="017d2a89" officeooo:paragraph-rsid="017d2a89"/>
    </style:style>
    <style:style style:name="P167" style:family="paragraph" style:parent-style-name="Text_20_body" style:list-style-name="L24">
      <style:text-properties officeooo:rsid="017d2a89" officeooo:paragraph-rsid="017fe66c"/>
    </style:style>
    <style:style style:name="P168" style:family="paragraph" style:parent-style-name="Text_20_body" style:list-style-name="L24">
      <style:text-properties officeooo:paragraph-rsid="017d2a89"/>
    </style:style>
    <style:style style:name="P169" style:family="paragraph" style:parent-style-name="Text_20_body" style:list-style-name="L25">
      <style:text-properties officeooo:rsid="0181213e" officeooo:paragraph-rsid="0181213e"/>
    </style:style>
    <style:style style:name="P170" style:family="paragraph" style:parent-style-name="Text_20_body" style:list-style-name="L25">
      <style:text-properties officeooo:rsid="0181213e" officeooo:paragraph-rsid="01836349"/>
    </style:style>
    <style:style style:name="P171" style:family="paragraph" style:parent-style-name="Text_20_body" style:list-style-name="L26">
      <style:text-properties officeooo:rsid="0181213e" officeooo:paragraph-rsid="01826a10"/>
    </style:style>
    <style:style style:name="P172" style:family="paragraph" style:parent-style-name="Text_20_body" style:list-style-name="L26">
      <style:text-properties officeooo:rsid="0181213e" officeooo:paragraph-rsid="0184841f"/>
    </style:style>
    <style:style style:name="P173" style:family="paragraph" style:parent-style-name="Text_20_body" style:list-style-name="L26">
      <style:text-properties officeooo:paragraph-rsid="01826a10"/>
    </style:style>
    <style:style style:name="P174" style:family="paragraph" style:parent-style-name="Text_20_body" style:list-style-name="L27">
      <style:text-properties officeooo:rsid="0184f473" officeooo:paragraph-rsid="0184f473"/>
    </style:style>
    <style:style style:name="P175" style:family="paragraph" style:parent-style-name="Text_20_body" style:list-style-name="L27">
      <style:text-properties officeooo:rsid="0184f473" officeooo:paragraph-rsid="018769ea"/>
    </style:style>
    <style:style style:name="P176" style:family="paragraph" style:parent-style-name="Text_20_body" style:list-style-name="L28">
      <style:text-properties officeooo:rsid="0184f473" officeooo:paragraph-rsid="0184f473"/>
    </style:style>
    <style:style style:name="P177" style:family="paragraph" style:parent-style-name="Text_20_body" style:list-style-name="L28">
      <style:text-properties officeooo:rsid="0184f473" officeooo:paragraph-rsid="018856a8"/>
    </style:style>
    <style:style style:name="P178" style:family="paragraph" style:parent-style-name="Text_20_body">
      <style:text-properties officeooo:rsid="01979ec4" officeooo:paragraph-rsid="01979ec4"/>
    </style:style>
    <style:style style:name="P179" style:family="paragraph" style:parent-style-name="Text_20_body">
      <style:paragraph-properties fo:break-before="page"/>
      <style:text-properties style:font-name="Times New Roman"/>
    </style:style>
    <style:style style:name="P180" style:family="paragraph" style:parent-style-name="Text_20_body">
      <style:paragraph-properties fo:margin-left="0cm" fo:margin-right="0cm" fo:text-indent="0cm" style:auto-text-indent="false"/>
      <style:text-properties officeooo:rsid="00ec855f" officeooo:paragraph-rsid="00ec855f"/>
    </style:style>
    <style:style style:name="P181" style:family="paragraph" style:parent-style-name="Рисунок">
      <style:paragraph-properties fo:text-align="center" style:justify-single-word="false"/>
    </style:style>
    <style:style style:name="T1" style:family="text">
      <style:text-properties fo:language="uk" fo:country="UA"/>
    </style:style>
    <style:style style:name="T2" style:family="text">
      <style:text-properties fo:language="uk" fo:country="UA" style:font-size-complex="14pt"/>
    </style:style>
    <style:style style:name="T3" style:family="text">
      <style:text-properties fo:language="uk" fo:country="UA" officeooo:rsid="00752f12" style:font-size-complex="14pt"/>
    </style:style>
    <style:style style:name="T4" style:family="text">
      <style:text-properties fo:language="uk" fo:country="UA" fo:font-weight="bold" style:font-name-asian="Times New Roman1" style:font-weight-asian="bold" style:font-size-complex="14pt"/>
    </style:style>
    <style:style style:name="T5" style:family="text">
      <style:text-properties fo:language="uk" fo:country="UA" fo:font-weight="bold" officeooo:rsid="00783715" style:font-name-asian="Times New Roman1" style:font-weight-asian="bold" style:font-size-complex="14pt"/>
    </style:style>
    <style:style style:name="T6" style:family="text">
      <style:text-properties fo:language="uk" fo:country="UA" fo:font-weight="bold" fo:background-color="#ffffff" loext:char-shading-value="0" style:font-weight-asian="bold"/>
    </style:style>
    <style:style style:name="T7" style:family="text">
      <style:text-properties fo:language="uk" fo:country="UA" fo:font-weight="normal" fo:background-color="#ffffff" loext:char-shading-value="0" style:font-name-asian="Calibri" style:font-weight-asian="normal" style:font-name-complex="Times New Roman1" style:font-weight-complex="normal"/>
    </style:style>
    <style:style style:name="T8"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9" style:family="text">
      <style:text-properties fo:language="uk" fo:country="UA" officeooo:rsid="01263096"/>
    </style:style>
    <style:style style:name="T10" style:family="text">
      <style:text-properties fo:language="uk" fo:country="UA" officeooo:rsid="0125cdfb"/>
    </style:style>
    <style:style style:name="T11" style:family="text">
      <style:text-properties fo:language="uk" fo:country="UA" officeooo:rsid="00d5407b"/>
    </style:style>
    <style:style style:name="T12" style:family="text">
      <style:text-properties fo:font-weight="bold" style:font-name-asian="Times New Roman1" style:font-weight-asian="bold" style:font-size-complex="14pt"/>
    </style:style>
    <style:style style:name="T13" style:family="text">
      <style:text-properties fo:font-weight="bold" style:font-weight-asian="bold" style:font-weight-complex="bold"/>
    </style:style>
    <style:style style:name="T14" style:family="text">
      <style:text-properties fo:font-weight="bold" officeooo:rsid="01263096" style:font-weight-asian="bold" style:font-weight-complex="bold"/>
    </style:style>
    <style:style style:name="T15" style:family="text">
      <style:text-properties fo:font-weight="bold" officeooo:rsid="01401a69" style:font-weight-asian="bold" style:font-weight-complex="bold"/>
    </style:style>
    <style:style style:name="T16" style:family="text">
      <style:text-properties fo:font-weight="bold" officeooo:rsid="011b32a2" style:font-weight-asian="bold" style:font-weight-complex="bold"/>
    </style:style>
    <style:style style:name="T17" style:family="text">
      <style:text-properties fo:text-transform="uppercase" fo:language="uk" fo:country="UA" fo:font-weight="bold" style:font-name-asian="Times New Roman1" style:font-weight-asian="bold" style:font-size-complex="14pt"/>
    </style:style>
    <style:style style:name="T18" style:family="text">
      <style:text-properties style:font-name="Times New Roman" fo:font-size="12pt" fo:language="uk" fo:country="UA" fo:font-weight="normal" officeooo:rsid="0084fe53" fo:background-color="#ffffff" loext:char-shading-value="0" style:font-name-asian="Calibri" style:font-size-asian="12pt" style:font-weight-asian="normal" style:font-name-complex="Times New Roman1" style:font-size-complex="12pt" style:font-weight-complex="normal"/>
    </style:style>
    <style:style style:name="T19" style:family="text">
      <style:text-properties style:font-name="Times New Roman" officeooo:rsid="00d00dcf" style:font-name-asian="Verdana" style:font-name-complex="FreeSans"/>
    </style:style>
    <style:style style:name="T20" style:family="text">
      <style:text-properties style:font-name="Times New Roman" fo:language="uk" fo:country="UA" style:font-name-asian="Times New Roman1" style:font-size-complex="14pt"/>
    </style:style>
    <style:style style:name="T21" style:family="text">
      <style:text-properties style:font-name="Times New Roman" fo:language="uk" fo:country="UA" officeooo:rsid="0111bc83" style:font-name-asian="Times New Roman1" style:font-size-complex="14pt"/>
    </style:style>
    <style:style style:name="T22" style:family="text">
      <style:text-properties style:font-name="Times New Roman" fo:language="uk" fo:country="UA" officeooo:rsid="00196393" fo:background-color="#fdfefe" loext:char-shading-value="0" style:font-size-complex="14pt"/>
    </style:style>
    <style:style style:name="T23" style:family="text">
      <style:text-properties style:font-name="Times New Roman" fo:language="uk" fo:country="UA" officeooo:rsid="017b206e"/>
    </style:style>
    <style:style style:name="T24" style:family="text">
      <style:text-properties officeooo:rsid="0092d8cc"/>
    </style:style>
    <style:style style:name="T25" style:family="text">
      <style:text-properties officeooo:rsid="009598de"/>
    </style:style>
    <style:style style:name="T26" style:family="text">
      <style:text-properties officeooo:rsid="0096b1db"/>
    </style:style>
    <style:style style:name="T27" style:family="text">
      <style:text-properties officeooo:rsid="009ab75d"/>
    </style:style>
    <style:style style:name="T28" style:family="text">
      <style:text-properties officeooo:rsid="009c02e8"/>
    </style:style>
    <style:style style:name="T29" style:family="text">
      <style:text-properties officeooo:rsid="009e2b62"/>
    </style:style>
    <style:style style:name="T30" style:family="text">
      <style:text-properties officeooo:rsid="00a01d32"/>
    </style:style>
    <style:style style:name="T31" style:family="text">
      <style:text-properties officeooo:rsid="00ad2f0e"/>
    </style:style>
    <style:style style:name="T32" style:family="text">
      <style:text-properties officeooo:rsid="00af3e99"/>
    </style:style>
    <style:style style:name="T33" style:family="text">
      <style:text-properties officeooo:rsid="00afb046"/>
    </style:style>
    <style:style style:name="T34" style:family="text">
      <style:text-properties officeooo:rsid="00b09514"/>
    </style:style>
    <style:style style:name="T35" style:family="text">
      <style:text-properties officeooo:rsid="00b1c639"/>
    </style:style>
    <style:style style:name="T36" style:family="text">
      <style:text-properties officeooo:rsid="00b37127"/>
    </style:style>
    <style:style style:name="T37" style:family="text">
      <style:text-properties officeooo:rsid="00b403b2"/>
    </style:style>
    <style:style style:name="T38" style:family="text">
      <style:text-properties officeooo:rsid="00bf9668"/>
    </style:style>
    <style:style style:name="T39" style:family="text">
      <style:text-properties officeooo:rsid="00ccce2e"/>
    </style:style>
    <style:style style:name="T40" style:family="text">
      <style:text-properties officeooo:rsid="00d7797f"/>
    </style:style>
    <style:style style:name="T41" style:family="text">
      <style:text-properties officeooo:rsid="00d9b988"/>
    </style:style>
    <style:style style:name="T42" style:family="text">
      <style:text-properties style:font-name="Times New Roman"/>
    </style:style>
    <style:style style:name="T43" style:family="text">
      <style:text-properties style:font-name="Times New Roman" officeooo:rsid="0158eb8c"/>
    </style:style>
    <style:style style:name="T44" style:family="text">
      <style:text-properties officeooo:rsid="01055632"/>
    </style:style>
    <style:style style:name="T45" style:family="text">
      <style:text-properties officeooo:rsid="01168f0e"/>
    </style:style>
    <style:style style:name="T46" style:family="text">
      <style:text-properties officeooo:rsid="011e682b"/>
    </style:style>
    <style:style style:name="T47" style:family="text">
      <style:text-properties officeooo:rsid="0121ac76"/>
    </style:style>
    <style:style style:name="T48" style:family="text">
      <style:text-properties officeooo:rsid="0125cdfb"/>
    </style:style>
    <style:style style:name="T49" style:family="text">
      <style:text-properties officeooo:rsid="01263096"/>
    </style:style>
    <style:style style:name="T50" style:family="text">
      <style:text-properties officeooo:rsid="01299f17"/>
    </style:style>
    <style:style style:name="T51" style:family="text">
      <style:text-properties officeooo:rsid="012af2e4"/>
    </style:style>
    <style:style style:name="T52" style:family="text">
      <style:text-properties officeooo:rsid="012cd336"/>
    </style:style>
    <style:style style:name="T53" style:family="text">
      <style:text-properties officeooo:rsid="013704cd"/>
    </style:style>
    <style:style style:name="T54" style:family="text">
      <style:text-properties officeooo:rsid="00d6f31c"/>
    </style:style>
    <style:style style:name="T55" style:family="text">
      <style:text-properties officeooo:rsid="01401a69"/>
    </style:style>
    <style:style style:name="T56" style:family="text">
      <style:text-properties officeooo:rsid="01578bae"/>
    </style:style>
    <style:style style:name="T57" style:family="text">
      <style:text-properties officeooo:rsid="0158eb8c"/>
    </style:style>
    <style:style style:name="T58" style:family="text">
      <style:text-properties officeooo:rsid="015bb877"/>
    </style:style>
    <style:style style:name="T59" style:family="text">
      <style:text-properties style:text-underline-style="none"/>
    </style:style>
    <style:style style:name="T60" style:family="text">
      <style:text-properties style:text-underline-style="none" officeooo:rsid="016646c7"/>
    </style:style>
    <style:style style:name="T61" style:family="text">
      <style:text-properties style:text-underline-style="none" officeooo:rsid="0174047b"/>
    </style:style>
    <style:style style:name="T62" style:family="text">
      <style:text-properties style:text-underline-style="none" officeooo:rsid="01773c2f"/>
    </style:style>
    <style:style style:name="T63" style:family="text">
      <style:text-properties style:text-underline-style="none" officeooo:rsid="0189e038"/>
    </style:style>
    <style:style style:name="T64" style:family="text">
      <style:text-properties officeooo:rsid="01613cc5"/>
    </style:style>
    <style:style style:name="T65" style:family="text">
      <style:text-properties officeooo:rsid="0162e9e5"/>
    </style:style>
    <style:style style:name="T66" style:family="text">
      <style:text-properties officeooo:rsid="0164d6f2"/>
    </style:style>
    <style:style style:name="T67" style:family="text">
      <style:text-properties officeooo:rsid="016646c7"/>
    </style:style>
    <style:style style:name="T68" style:family="text">
      <style:text-properties officeooo:rsid="016b7f01"/>
    </style:style>
    <style:style style:name="T69" style:family="text">
      <style:text-properties officeooo:rsid="016eef70"/>
    </style:style>
    <style:style style:name="T70" style:family="text">
      <style:text-properties officeooo:rsid="017048f3"/>
    </style:style>
    <style:style style:name="T71" style:family="text">
      <style:text-properties officeooo:rsid="01707f1e"/>
    </style:style>
    <style:style style:name="T72" style:family="text">
      <style:text-properties officeooo:rsid="0170c0a0"/>
    </style:style>
    <style:style style:name="T73" style:family="text">
      <style:text-properties officeooo:rsid="01715d59"/>
    </style:style>
    <style:style style:name="T74" style:family="text">
      <style:text-properties officeooo:rsid="0172d1ba"/>
    </style:style>
    <style:style style:name="T75" style:family="text">
      <style:text-properties officeooo:rsid="0174047b"/>
    </style:style>
    <style:style style:name="T76" style:family="text">
      <style:text-properties officeooo:rsid="0174f268"/>
    </style:style>
    <style:style style:name="T77" style:family="text">
      <style:text-properties officeooo:rsid="01761709"/>
    </style:style>
    <style:style style:name="T78" style:family="text">
      <style:text-properties officeooo:rsid="01773c2f"/>
    </style:style>
    <style:style style:name="T79" style:family="text">
      <style:text-properties officeooo:rsid="017844b6"/>
    </style:style>
    <style:style style:name="T80" style:family="text">
      <style:text-properties officeooo:rsid="017a1bb9"/>
    </style:style>
    <style:style style:name="T81" style:family="text">
      <style:text-properties officeooo:rsid="017a5c46"/>
    </style:style>
    <style:style style:name="T82" style:family="text">
      <style:text-properties officeooo:rsid="017b206e"/>
    </style:style>
    <style:style style:name="T83" style:family="text">
      <style:text-properties officeooo:rsid="017d2a89"/>
    </style:style>
    <style:style style:name="T84" style:family="text">
      <style:text-properties officeooo:rsid="017e9ed8"/>
    </style:style>
    <style:style style:name="T85" style:family="text">
      <style:text-properties officeooo:rsid="017fe66c"/>
    </style:style>
    <style:style style:name="T86" style:family="text">
      <style:text-properties officeooo:rsid="0181213e"/>
    </style:style>
    <style:style style:name="T87" style:family="text">
      <style:text-properties officeooo:rsid="01826a10"/>
    </style:style>
    <style:style style:name="T88" style:family="text">
      <style:text-properties officeooo:rsid="0184841f"/>
    </style:style>
    <style:style style:name="T89" style:family="text">
      <style:text-properties officeooo:rsid="0189e038"/>
    </style:style>
    <style:style style:name="T90" style:family="text">
      <style:text-properties officeooo:rsid="018a8df8"/>
    </style:style>
    <style:style style:name="T91" style:family="text">
      <style:text-properties officeooo:rsid="018acf77"/>
    </style:style>
    <style:style style:name="T92" style:family="text">
      <style:text-properties officeooo:rsid="018c1f15"/>
    </style:style>
    <style:style style:name="T93" style:family="text">
      <style:text-properties officeooo:rsid="018d82d4"/>
    </style:style>
    <style:style style:name="T94" style:family="text">
      <style:text-properties officeooo:rsid="018e8fb2"/>
    </style:style>
    <style:style style:name="T95" style:family="text">
      <style:text-properties officeooo:rsid="018e9aae"/>
    </style:style>
    <style:style style:name="T96" style:family="text">
      <style:text-properties officeooo:rsid="018f67f7"/>
    </style:style>
    <style:style style:name="T97" style:family="text">
      <style:text-properties officeooo:rsid="0190e0aa"/>
    </style:style>
    <style:style style:name="T98" style:family="text">
      <style:text-properties officeooo:rsid="01926e28"/>
    </style:style>
    <style:style style:name="T99" style:family="text">
      <style:text-properties officeooo:rsid="0192dbbb"/>
    </style:style>
    <style:style style:name="T100" style:family="text">
      <style:text-properties officeooo:rsid="0193b11a"/>
    </style:style>
    <style:style style:name="T101" style:family="text">
      <style:text-properties officeooo:rsid="01940764"/>
    </style:style>
    <style:style style:name="T102" style:family="text">
      <style:text-properties officeooo:rsid="0196e3b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785cm, 1.279cm, 27.13cm, 0.326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5cm" draw:visible-area-height="5.02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56">МІНІСТЕРСТВО ОСВІТИ І НАУКИ УКРАЇНИ</text:p>
      <text:p text:style-name="P11"><draw:frame draw:style-name="fr7"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12">Дніпровський національний університет<text:line-break/>залізничного транспорту імені академіка В. Лазаряна</text:p>
      <text:p text:style-name="P13"/>
      <text:p text:style-name="P14">Кафедра «Комп'ютерні інформаційні технології»</text:p>
      <text:p text:style-name="P15"/>
      <text:p text:style-name="P15"/>
      <text:p text:style-name="P15"/>
      <text:p text:style-name="P15"/>
      <text:p text:style-name="P15"/>
      <text:p text:style-name="P15"/>
      <text:p text:style-name="P15"/>
      <text:p text:style-name="P15"/>
      <text:p text:style-name="P16">Курсова робота</text:p>
      <text:p text:style-name="P18"><text:span text:style-name="T12"><text:line-break/></text:span><text:span text:style-name="T4">з дисципліни «</text:span><text:span text:style-name="T5">Об'єктно-орієнтоване програмування</text:span><text:span text:style-name="T17">»</text:span></text:p>
      <text:p text:style-name="P17"/>
      <text:p text:style-name="P23"><text:span text:style-name="T6">на тему: </text:span><text:span text:style-name="T7">«</text:span><text:span text:style-name="T8">Інформаційна база навчального закладу</text:span><text:span text:style-name="T7">»</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Виконав:</text:p>
      <text:p text:style-name="P20">студент гр.ПЗ1911 </text:p>
      <text:p text:style-name="P20">Сафонов Д. Є.</text:p>
      <text:p text:style-name="P20">Прийняла: </text:p>
      <text:p text:style-name="P21">Демидович І. М.</text:p>
      <text:p text:style-name="P22"><text:tab/></text:p>
      <text:p text:style-name="P2"><text:span text:style-name="T2">Дніпро, 202</text:span><text:span text:style-name="T3">1</text:span></text:p>
      <text:p text:style-name="P47">Завдання на курсову роботу</text:p>
      <text:p text:style-name="P70">Міністерство освіти і науки України</text:p>
      <text:p text:style-name="P70">Дніпровський національний університет залізничного транспорту</text:p>
      <text:p text:style-name="P70">імені академіка В. Лазаряна</text:p>
      <text:p text:style-name="Standard">Факультет: Комп’ютерні технології і системи</text:p>
      <text:p text:style-name="Standard">Кафедра: Комп’ютерні інформаційні технології</text:p>
      <text:p text:style-name="Standard">Спеціальність: 121 Інженерія програмного забезпечення</text:p>
      <text:p text:style-name="P71">ЗАТВЕРДЖУЮ</text:p>
      <text:p text:style-name="P71">Зав. кафедрою "КІТ"</text:p>
      <text:p text:style-name="P71">проф. Шинкаренко В.І.</text:p>
      <text:p text:style-name="P71">"____"________202<text:span text:style-name="T44">1</text:span>р.</text:p>
      <text:p text:style-name="P70">З А В Д А Н Н Я</text:p>
      <text:p text:style-name="P70">до курсової роботи</text:p>
      <text:p text:style-name="P79"><text:s/>студента <text:span text:style-name="T20">Сафонов</text:span><text:span text:style-name="T21">а</text:span><text:span text:style-name="T20"> Д. Є.</text:span></text:p>
      <text:list xml:id="list2721972524" text:style-name="L5">
        <text:list-item>
          <text:p text:style-name="P81">Тема проекту: <text:s/><text:span text:style-name="T18">Інформаційна база навчального закладу</text:span></text:p>
        </text:list-item>
        <text:list-item>
          <text:p text:style-name="P72">Дата видачі завдання _______________________</text:p>
        </text:list-item>
        <text:list-item>
          <text:p text:style-name="P72">Перелік питань до розробки:</text:p>
          <text:list>
            <text:list-item>
              <text:p text:style-name="P72">Опис предметної області та розробка специфікацій (вимог до програми).</text:p>
              <text:list>
                <text:list-item>
                  <text:p text:style-name="P72">Постановка задачі.</text:p>
                </text:list-item>
                <text:list-item>
                  <text:p text:style-name="P72">Вимоги до програми.</text:p>
                </text:list-item>
              </text:list>
            </text:list-item>
            <text:list-item>
              <text:p text:style-name="P72">Розробка об’єктно-орієнтованої моделі.</text:p>
              <text:list>
                <text:list-item>
                  <text:p text:style-name="P72">Опис відповідальності класів.</text:p>
                </text:list-item>
                <text:list-item>
                  <text:p text:style-name="P72">Опис відношень між класами.</text:p>
                </text:list-item>
                <text:list-item>
                  <text:p text:style-name="P72">Діаграма класів.</text:p>
                </text:list-item>
                <text:list-item>
                  <text:p text:style-name="P72">Діаграма послідовностей.</text:p>
                </text:list-item>
              </text:list>
            </text:list-item>
            <text:list-item>
              <text:p text:style-name="P72">Розробка та опис інтерфейсної частини класів.</text:p>
            </text:list-item>
            <text:list-item>
              <text:p text:style-name="P72">Розробка файлів реалізації класів. Проектування основних алгоритмів.</text:p>
            </text:list-item>
            <text:list-item>
              <text:p text:style-name="P72">Тестування програми.</text:p>
            </text:list-item>
            <text:list-item>
              <text:p text:style-name="P72">Відлагодження програми.</text:p>
            </text:list-item>
            <text:list-item>
              <text:p text:style-name="P72">Приклад роботи програми.</text:p>
            </text:list-item>
            <text:list-item>
              <text:p text:style-name="P72">Аналіз результатів. Переваги програми за рахунок застосування об’єктно-орієнтованої парадигми.</text:p>
            </text:list-item>
            <text:list-item>
              <text:p text:style-name="P72">Текст програми.</text:p>
            </text:list-item>
          </text:list>
        </text:list-item>
        <text:list-item>
          <text:p text:style-name="P72">Термін виконання курсового проекту 31 травня 202<text:span text:style-name="T44">1</text:span> року</text:p>
        </text:list-item>
      </text:list>
      <text:p text:style-name="P78">Керівник курсового проектування <text:span text:style-name="T22">Демидович І. М.</text:span></text:p>
      <text:p text:style-name="P77">Завдання прийняв до виконання <text:span text:style-name="T20">Сафонов Д. Є.</text:span></text:p>
      <text:p text:style-name="P179"/>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36"><text:a xlink:type="simple" xlink:href="#__RefHeading___Toc219_568258029" text:style-name="Index_20_Link" text:visited-style-name="Index_20_Link">1. Опис предметної області та розробка специфікацій<text:tab/>5</text:a></text:p>
          <text:p text:style-name="P37"><text:a xlink:type="simple" xlink:href="#__RefHeading___Toc291_568258029" text:style-name="Index_20_Link" text:visited-style-name="Index_20_Link">1.1. Постановка задачі<text:tab/>5</text:a></text:p>
          <text:p text:style-name="P37"><text:a xlink:type="simple" xlink:href="#__RefHeading___Toc272_568258029" text:style-name="Index_20_Link" text:visited-style-name="Index_20_Link">1.2. Вимоги до програми<text:tab/>7</text:a></text:p>
          <text:p text:style-name="P37"><text:a xlink:type="simple" xlink:href="#__RefHeading___Toc539_3333435058" text:style-name="Index_20_Link" text:visited-style-name="Index_20_Link">1.3. Методологія програмування<text:tab/>7</text:a></text:p>
          <text:p text:style-name="P37"><text:a xlink:type="simple" xlink:href="#__RefHeading___Toc325_3333435058" text:style-name="Index_20_Link" text:visited-style-name="Index_20_Link">1.4. <text:s/>Середовище розробки і мова програмування<text:tab/>7</text:a></text:p>
          <text:p text:style-name="P37"><text:a xlink:type="simple" xlink:href="#__RefHeading___Toc327_3333435058" text:style-name="Index_20_Link" text:visited-style-name="Index_20_Link">1.5. Вимоги до вхідних даних<text:tab/>7</text:a></text:p>
          <text:p text:style-name="P37"><text:a xlink:type="simple" xlink:href="#__RefHeading___Toc329_3333435058" text:style-name="Index_20_Link" text:visited-style-name="Index_20_Link">1.6. Вимоги до вихідних даних<text:tab/>7</text:a></text:p>
          <text:p text:style-name="P37"><text:a xlink:type="simple" xlink:href="#__RefHeading___Toc331_3333435058" text:style-name="Index_20_Link" text:visited-style-name="Index_20_Link">1.7. Вимоги до функціональності<text:tab/>7</text:a></text:p>
          <text:p text:style-name="P36"><text:a xlink:type="simple" xlink:href="#__RefHeading___Toc1056_3780990916" text:style-name="Index_20_Link" text:visited-style-name="Index_20_Link">2. Розробка об’єктно-орієнтованої моделі<text:tab/>8</text:a></text:p>
          <text:p text:style-name="P37"><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37"><text:a xlink:type="simple" xlink:href="#__RefHeading___Toc274_568258029" text:style-name="Index_20_Link" text:visited-style-name="Index_20_Link">2.2. Діаграма класів<text:tab/>8</text:a></text:p>
          <text:p text:style-name="P37"><text:a xlink:type="simple" xlink:href="#__RefHeading___Toc507_2860800885" text:style-name="Index_20_Link" text:visited-style-name="Index_20_Link">2.3. Діаграма послідовності<text:tab/>8</text:a></text:p>
          <text:p text:style-name="P36"><text:a xlink:type="simple" xlink:href="#__RefHeading___Toc276_568258029" text:style-name="Index_20_Link" text:visited-style-name="Index_20_Link">3. Розробка та опис інтерфейсної частини класів.<text:tab/>9</text:a></text:p>
          <text:p text:style-name="P36"><text:a xlink:type="simple" xlink:href="#__RefHeading___Toc278_568258029" text:style-name="Index_20_Link" text:visited-style-name="Index_20_Link">4. Розробка файлів реалізації класів.<text:tab/>10</text:a></text:p>
          <text:p text:style-name="P36"><text:a xlink:type="simple" xlink:href="#__RefHeading___Toc280_568258029" text:style-name="Index_20_Link" text:visited-style-name="Index_20_Link">5. Тестування програми.<text:tab/>11</text:a></text:p>
          <text:p text:style-name="P36"><text:a xlink:type="simple" xlink:href="#__RefHeading___Toc282_568258029" text:style-name="Index_20_Link" text:visited-style-name="Index_20_Link">6. Приклад роботи програми.<text:tab/>12</text:a></text:p>
          <text:p text:style-name="P36"><text:a xlink:type="simple" xlink:href="#__RefHeading___Toc284_568258029" text:style-name="Index_20_Link" text:visited-style-name="Index_20_Link">7. Аналіз результатів.<text:tab/>13</text:a></text:p>
          <text:p text:style-name="P36"><text:a xlink:type="simple" xlink:href="#__RefHeading___Toc1058_3780990916" text:style-name="Index_20_Link" text:visited-style-name="Index_20_Link">8. Висновки<text:tab/>14</text:a></text:p>
          <text:p text:style-name="P36"><text:a xlink:type="simple" xlink:href="#__RefHeading___Toc1060_3780990916" text:style-name="Index_20_Link" text:visited-style-name="Index_20_Link">9. Література<text:tab/>15</text:a></text:p>
          <text:p text:style-name="P36"><text:a xlink:type="simple" xlink:href="#__RefHeading___Toc1062_3780990916" text:style-name="Index_20_Link" text:visited-style-name="Index_20_Link">10. Додатки<text:tab/>16</text:a></text:p>
        </text:index-body>
      </text:table-of-content>
      <text:p text:style-name="P10">Вступ</text:p>
      <text:p text:style-name="P28">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34">Одна з особливостей об'єктів — можливість змінювати свій стан у процесі виконання методів(mutability), <text:span text:style-name="T24">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39">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29">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25">акторах. </text:span><text:span text:style-name="T26">Б</text:span>ільшість мов базовані на класах, але існують популярні мови базовані на прототипах(наприклад ECMAScript(JavaScript)).</text:p>
      <text:p text:style-name="P32">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33">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27">Поліморфізм також існує в інших парадигмах, і не тільки у тому вигляді що в ООП(поліморфізм підтипів).</text:span></text:p>
      <text:p text:style-name="P33"><text:span text:style-name="T28">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29">а</text:span><text:span text:style-name="T28">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30">Книга описує 23 популярних проблеми та патерни, які допомагають їх вирішити.</text:span></text:p>
      <text:h text:style-name="P48"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30">Основною задачею курсового проекту є розробка програми, яка допомогла б з організацією навчального процесу, а саме програма має надавати:</text:p>
      <text:list xml:id="list2378733210" text:style-name="L1">
        <text:list-item>
          <text:p text:style-name="P57">розклад занять</text:p>
        </text:list-item>
        <text:list-item>
          <text:p text:style-name="P57">інформацію про предмети</text:p>
        </text:list-item>
        <text:list-item>
          <text:p text:style-name="P58">інформацію про групи/класи, студентів, викладачів</text:p>
        </text:list-item>
      </text:list>
      <text:p text:style-name="P59"/>
      <text:p text:style-name="P24"><draw:frame draw:style-name="fr3" draw:name="Frame1" text:anchor-type="as-char" svg:y="-1.725cm" svg:width="17.59cm" draw:z-index="1"><draw:text-box fo:min-height="13.538cm"><text:p text:style-name="P35"><draw:frame draw:style-name="fr6"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38">Діаграма usecase</text:span></text:p></draw:text-box></draw:frame></text:p>
      <text:p text:style-name="P25"><text:soft-page-break/><draw:frame draw:style-name="fr2" draw:name="Frame2" text:anchor-type="as-char" svg:width="17.59cm" draw:z-index="3"><draw:text-box fo:min-height="11.686cm"><text:p text:style-name="P35"><draw:frame draw:style-name="fr6" draw:name="Image2" text:anchor-type="paragraph" svg:width="17.59cm" style:rel-width="100%" svg:height="10.575cm" style:rel-height="scale" draw:z-index="4"><draw:image xlink:href="Pictures/1000020100000612000003B29711101E189C557C.png" xlink:type="simple" xlink:show="embed" xlink:actuate="onLoad" draw:mime-type="image/png"/></draw:frame>Рисунок <text:sequence text:ref-name="refРисунок1" text:name="Рисунок" text:formula="ooow:Рисунок+1" style:num-format="1">2</text:sequence>: Діаграма activity<text:span text:style-name="T45">(для одного циклу програми)</text:span></text:p></draw:text-box></draw:frame></text:p>
      <text:h text:style-name="P54" text:outline-level="2"><text:bookmark-start text:name="__RefHeading___Toc272_568258029"/>Вимоги до програми<text:bookmark-end text:name="__RefHeading___Toc272_568258029"/></text:h>
      <text:p text:style-name="P31">Програма має задовільняти наступні вимоги:</text:p>
      <text:list xml:id="list1187689323" text:style-name="L2">
        <text:list-item>
          <text:p text:style-name="P60">Стійкість до некоректних команд</text:p>
        </text:list-item>
        <text:list-item>
          <text:p text:style-name="P61">Модульність</text:p>
        </text:list-item>
        <text:list-item>
          <text:p text:style-name="P61">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31">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32">совий проект був написаний </text:span><text:span text:style-name="T36">із використанням мов </text:span><text:span text:style-name="T90">python</text:span><text:span text:style-name="T33">, </text:span><text:span text:style-name="T36">SQL</text:span><text:span text:style-name="T33"> </text:span><text:span text:style-name="T34">у текстовому редакторі vscode</text:span><text:span text:style-name="T35">(Visual Studio Code).</text:span></text:p>
      <text:p text:style-name="Standard">Ця мова була обран<text:span text:style-name="T91">а за простоту та гибкість.</text:span></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50" text:outline-level="2"><text:bookmark-start text:name="__RefHeading___Toc327_3333435058"/>Вимоги до вхідних <text:span text:style-name="T37">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50" text:outline-level="2"><text:bookmark-start text:name="__RefHeading___Toc329_3333435058"/>В<text:span text:style-name="T37">имоги до в</text:span>ихідних даних<text:bookmark-end text:name="__RefHeading___Toc329_3333435058"/></text:h>
      <text:p text:style-name="P8">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9">Програма має дозволяти:</text:p>
      <text:list xml:id="list3099366082" text:style-name="L3">
        <text:list-item>
          <text:p text:style-name="P68">Подивитися розклад занять:</text:p>
          <text:list>
            <text:list-item>
              <text:p text:style-name="P68">поточний(яка пара/урок наступний)</text:p>
            </text:list-item>
            <text:list-item>
              <text:p text:style-name="P68">на сьогодні(має змінюватися щодня та щотижня(чисельник/знаменник))</text:p>
            </text:list-item>
            <text:list-item>
              <text:p text:style-name="P69">на тиждень(можна обрати чисельник/знаменник або обидва)</text:p>
            </text:list-item>
          </text:list>
        </text:list-item>
        <text:list-item>
          <text:p text:style-name="P69">Подивитися інформацію про предмет:</text:p>
          <text:list>
            <text:list-item>
              <text:p text:style-name="P69">Викладачів</text:p>
            </text:list-item>
            <text:list-item>
              <text:p text:style-name="P69">Групи або класи, які вивчають цей предмети</text:p>
            </text:list-item>
          </text:list>
        </text:list-item>
        <text:list-item>
          <text:p text:style-name="P69">Подивитися інформацію про викладачів та студентів</text:p>
        </text:list-item>
      </text:list>
      <text:p text:style-name="P26"/>
      <text:h text:style-name="P49"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1.1">
          <table:table-cell table:style-name="Table1.A1" office:value-type="string">
            <text:p text:style-name="P44">Клас</text:p>
          </table:table-cell>
          <table:table-cell table:style-name="Table1.A1" office:value-type="string">
            <text:p text:style-name="P44">Відповідальність</text:p>
          </table:table-cell>
          <table:table-cell table:style-name="Table1.C1" office:value-type="string">
            <text:p text:style-name="P44">Зв'язки</text:p>
          </table:table-cell>
        </table:table-row>
        <table:table-row table:style-name="Table1.1">
          <table:table-cell table:style-name="Table1.A2" office:value-type="string">
            <text:p text:style-name="P42">Button</text:p>
          </table:table-cell>
          <table:table-cell table:style-name="Table1.A2" office:value-type="string">
            <text:p text:style-name="P43">Виконання дії після натискання на кнопку</text:p>
          </table:table-cell>
          <table:table-cell table:style-name="Table1.C2" office:value-type="string">
            <text:p text:style-name="P27"><text:span text:style-name="T40">Спадкування</text:span>:</text:p>
            <text:p text:style-name="P107"><text:span text:style-name="T13">LeafButton</text:span><text:span text:style-name="T40">(На</text:span><text:span text:style-name="T41">щ</text:span><text:span text:style-name="T40">адок)</text:span></text:p>
            <text:p text:style-name="P107"><text:span text:style-name="T13">Menu</text:span><text:span text:style-name="T40">(Нащадок)</text:span></text:p>
            <text:p text:style-name="P103"/>
            <text:p text:style-name="P109"><text:span text:style-name="T40">Агрегація</text:span>:</text:p>
            <text:p text:style-name="P111"><text:span text:style-name="T13">ButtonManager</text:span>(Button е складовою ButtonManager)</text:p>
            <text:p text:style-name="P110"/>
            <text:p text:style-name="P108">Агрегація:</text:p>
            <text:p text:style-name="P112"><text:span text:style-name="T13">Menu</text:span>(Button <text:span text:style-name="T48">е складовою </text:span>Menu)</text:p>
          </table:table-cell>
        </table:table-row>
        <table:table-row table:style-name="Table1.1">
          <table:table-cell table:style-name="Table1.A2" office:value-type="string">
            <text:p text:style-name="P42">LeafButton</text:p>
          </table:table-cell>
          <table:table-cell table:style-name="Table1.A2" office:value-type="string">
            <text:p text:style-name="P38">Виведення результату після натискання на кнопку</text:p>
          </table:table-cell>
          <table:table-cell table:style-name="Table1.C2" office:value-type="string">
            <text:p text:style-name="P41"><text:span text:style-name="T40">Спадкування</text:span>:</text:p>
            <text:p text:style-name="P122"><text:span text:style-name="T13">Button</text:span><text:span text:style-name="T40">(</text:span>Батьківський клас<text:span text:style-name="T40">)</text:span></text:p>
            <text:p text:style-name="P40"/>
            <text:p text:style-name="P39">Агрегація:</text:p>
            <text:p text:style-name="P121"><text:span text:style-name="T13">Menu</text:span>(Menu може мати LeafButton в собі)</text:p>
          </table:table-cell>
        </table:table-row>
        <table:table-row table:style-name="Table1.1">
          <table:table-cell table:style-name="Table1.A2" office:value-type="string">
            <text:p text:style-name="P42">Menu</text:p>
          </table:table-cell>
          <table:table-cell table:style-name="Table1.A2" office:value-type="string">
            <text:p text:style-name="P38">Виведення нового меню після натискання на кнопку</text:p>
          </table:table-cell>
          <table:table-cell table:style-name="Table1.C2" office:value-type="string">
            <text:p text:style-name="P39">Спадкування:</text:p>
            <text:p text:style-name="P122"><text:span text:style-name="T13">Button</text:span><text:span text:style-name="T40">(</text:span>Батьківський клас<text:span text:style-name="T40">)</text:span></text:p>
            <text:p text:style-name="P40"/>
            <text:p text:style-name="P39">Агрегація:</text:p>
            <text:p text:style-name="P121"><text:span text:style-name="T13">LeafButton</text:span>(Menu може мати LeafButton в собі)</text:p>
            <text:p text:style-name="P121"><text:span text:style-name="T13">Menu</text:span>(Menu може мати Menu в собі)</text:p>
          </table:table-cell>
        </table:table-row>
        <table:table-row table:style-name="Table1.1">
          <table:table-cell table:style-name="Table1.A2" office:value-type="string">
            <text:p text:style-name="P46">ButtonManager</text:p>
          </table:table-cell>
          <table:table-cell table:style-name="Table1.A2" office:value-type="string">
            <text:p text:style-name="P45">Складне меню на основі Menu, LeafButton, Button</text:p>
          </table:table-cell>
          <table:table-cell table:style-name="Table1.C2" office:value-type="string">
            <text:p text:style-name="P91"><text:span text:style-name="T47">Композиція:</text:span></text:p>
            <text:p text:style-name="P118"><text:span text:style-name="T13">Button</text:span>(ButtonManager може мати в собі LeafButton та/або Menu)</text:p>
            <text:p text:style-name="P120"><text:span text:style-name="T13">Schedule</text:span>(Schedule <text:span text:style-name="T48">е складовою</text:span> ButtonManager)</text:p>
            <text:p text:style-name="P120"><text:span text:style-name="T13">UserDbManager</text:span>(UserDbManager <text:span text:style-name="T48">е складовою </text:span>ButtonManager)</text:p>
            <text:p text:style-name="P93"/>
            <text:p text:style-name="P94">Залежність:</text:p>
            <text:p text:style-name="P119"><text:span text:style-name="T13">Bot</text:span>(Bot залежить від ButtonManager)</text:p>
          </table:table-cell>
        </table:table-row>
        <text:soft-page-break/>
        <table:table-row table:style-name="Table1.1">
          <table:table-cell table:style-name="Table1.A2" office:value-type="string">
            <text:p text:style-name="P83">Bot</text:p>
          </table:table-cell>
          <table:table-cell table:style-name="Table1.A2" office:value-type="string">
            <text:p text:style-name="P86">Головний клас, який контролює взаємодію з користувачем</text:p>
          </table:table-cell>
          <table:table-cell table:style-name="Table1.C2" office:value-type="string">
            <text:p text:style-name="P95">Залежність:</text:p>
            <text:p text:style-name="P127"><text:span text:style-name="T13">ButtonManager</text:span>(Bot <text:span text:style-name="T52">залежить від</text:span> ButtonManager)</text:p>
            <text:p text:style-name="P98"/>
            <text:p text:style-name="P95">Агрегація:</text:p>
            <text:p text:style-name="P127"><text:span text:style-name="T13">Command</text:span>(<text:span text:style-name="T51">Command </text:span><text:span text:style-name="T52">е складовою</text:span><text:span text:style-name="T51"> Bot</text:span>)</text:p>
          </table:table-cell>
        </table:table-row>
        <table:table-row table:style-name="Table1.1">
          <table:table-cell table:style-name="Table1.A2" office:value-type="string">
            <text:p text:style-name="P83">Command</text:p>
          </table:table-cell>
          <table:table-cell table:style-name="Table1.A2" office:value-type="string">
            <text:p text:style-name="P87">Асоціація ключового слова із обробником та описом команди</text:p>
          </table:table-cell>
          <table:table-cell table:style-name="Table1.C2" office:value-type="string">
            <text:p text:style-name="P99">Агрегація:</text:p>
            <text:p text:style-name="P126"><text:span text:style-name="T13">Bot</text:span>(<text:span text:style-name="T51">Command </text:span><text:span text:style-name="T52">е складовою</text:span><text:span text:style-name="T51"> Bot</text:span>)</text:p>
          </table:table-cell>
        </table:table-row>
        <table:table-row table:style-name="Table1.1">
          <table:table-cell table:style-name="Table1.A2" office:value-type="string">
            <text:p text:style-name="P83">UserDbManager</text:p>
          </table:table-cell>
          <table:table-cell table:style-name="Table1.A2" office:value-type="string">
            <text:p text:style-name="P102">Зручний інтерфейс до бази даних <text:span text:style-name="T46">користувачів</text:span></text:p>
          </table:table-cell>
          <table:table-cell table:style-name="Table1.C2" office:value-type="string">
            <text:p text:style-name="P100">Агрегація:</text:p>
            <text:p text:style-name="P125"><text:span text:style-name="T13">ButtonManager</text:span>(<text:span text:style-name="T9">UserDbManager </text:span><text:span text:style-name="T10">е складовою </text:span><text:span text:style-name="T9">ButtonManage</text:span><text:span text:style-name="T1">r</text:span>)</text:p>
            <text:p text:style-name="P101"/>
            <text:p text:style-name="P96">Залежність:</text:p>
            <text:p text:style-name="P124"><text:span text:style-name="T13">User</text:span>(UserDbManager <text:span text:style-name="T52">залежить від</text:span><text:span text:style-name="T50"> </text:span><text:span text:style-name="T53">User</text:span>)</text:p>
          </table:table-cell>
        </table:table-row>
        <table:table-row table:style-name="Table1.1">
          <table:table-cell table:style-name="Table1.A2" office:value-type="string">
            <text:p text:style-name="P83">User</text:p>
          </table:table-cell>
          <table:table-cell table:style-name="Table1.A2" office:value-type="string">
            <text:p text:style-name="P87">Зберігання стану користувача</text:p>
          </table:table-cell>
          <table:table-cell table:style-name="Table1.C2" office:value-type="string">
            <text:p text:style-name="P97">Залежність:</text:p>
            <text:p text:style-name="P123"><text:span text:style-name="T13">User</text:span>(UserDbManager <text:span text:style-name="T52">залежить від</text:span><text:span text:style-name="T50"> </text:span><text:span text:style-name="T53">User</text:span>)</text:p>
          </table:table-cell>
        </table:table-row>
        <table:table-row table:style-name="Table1.1">
          <table:table-cell table:style-name="Table1.A2" office:value-type="string">
            <text:p text:style-name="P84">Schedule</text:p>
          </table:table-cell>
          <table:table-cell table:style-name="Table1.A2" office:value-type="string">
            <text:p text:style-name="P88">Зручний інтерфейс до бази даних розкладу</text:p>
          </table:table-cell>
          <table:table-cell table:style-name="Table1.C2" office:value-type="string">
            <text:p text:style-name="P92"><text:span text:style-name="T47">Композиція:</text:span></text:p>
            <text:p text:style-name="P117"><text:span text:style-name="T14">Schedule</text:span><text:span text:style-name="T49">(Schedule </text:span><text:span text:style-name="T48">е складовою</text:span><text:span text:style-name="T49"> ButtonManager)</text:span></text:p>
          </table:table-cell>
        </table:table-row>
        <table:table-row table:style-name="Table1.1">
          <table:table-cell table:style-name="Table1.A2" office:value-type="string">
            <text:p text:style-name="P85">MultiPageMenu</text:p>
          </table:table-cell>
          <table:table-cell table:style-name="Table1.A2" office:value-type="string">
            <text:p text:style-name="P89">Багатосторінкове меню</text:p>
          </table:table-cell>
          <table:table-cell table:style-name="Table1.C2" office:value-type="string">
            <text:p text:style-name="P104"><text:span text:style-name="T40">Спадкування</text:span>:</text:p>
            <text:p text:style-name="P113"><text:span text:style-name="T13">Menu</text:span>(<text:span text:style-name="T54">Батьківський клас</text:span>)</text:p>
            <text:p text:style-name="P114"><text:span text:style-name="T13">CalendarMenu</text:span><text:span text:style-name="T55">(</text:span><text:span text:style-name="T40">На</text:span><text:span text:style-name="T41">щ</text:span><text:span text:style-name="T40">адок</text:span><text:span text:style-name="T55">)</text:span></text:p>
            <text:p text:style-name="P114"><text:span text:style-name="T13">Mul</text:span><text:span text:style-name="T15">tiPageListMenu</text:span><text:span text:style-name="T55">(</text:span><text:span text:style-name="T40">На</text:span><text:span text:style-name="T41">щ</text:span><text:span text:style-name="T40">адок</text:span><text:span text:style-name="T55">)</text:span></text:p>
          </table:table-cell>
        </table:table-row>
        <table:table-row table:style-name="Table1.1">
          <table:table-cell table:style-name="Table1.A2" office:value-type="string">
            <text:p text:style-name="P85">ListMenu</text:p>
          </table:table-cell>
          <table:table-cell table:style-name="Table1.A2" office:value-type="string">
            <text:p text:style-name="P89">Односторінкове меню зі списку опцій</text:p>
          </table:table-cell>
          <table:table-cell table:style-name="Table1.C2" office:value-type="string">
            <text:p text:style-name="P105"><text:span text:style-name="T40">Спадкування</text:span>:</text:p>
            <text:p text:style-name="P115"><text:span text:style-name="T13">Menu</text:span>(<text:span text:style-name="T54">Батьківський клас</text:span>)</text:p>
          </table:table-cell>
        </table:table-row>
        <table:table-row table:style-name="Table1.1">
          <table:table-cell table:style-name="Table1.A2" office:value-type="string">
            <text:p text:style-name="P85">MultiPageListMenu</text:p>
          </table:table-cell>
          <table:table-cell table:style-name="Table1.A2" office:value-type="string">
            <text:p text:style-name="P89">Багатосторінкове меню зі списку опцій</text:p>
          </table:table-cell>
          <table:table-cell table:style-name="Table1.C2" office:value-type="string">
            <text:p text:style-name="P106"><text:span text:style-name="T40">Спадкування</text:span>:</text:p>
            <text:p text:style-name="P116"><text:span text:style-name="T16">MultiPageMenu</text:span>(<text:span text:style-name="T54">Батьківський клас</text:span>)</text:p>
          </table:table-cell>
        </table:table-row>
        <table:table-row table:style-name="Table1.1">
          <table:table-cell table:style-name="Table1.A2" office:value-type="string">
            <text:p text:style-name="P85">CalendarMenu</text:p>
          </table:table-cell>
          <table:table-cell table:style-name="Table1.A2" office:value-type="string">
            <text:p text:style-name="P90">Багатосторінкове меню-календар</text:p>
          </table:table-cell>
          <table:table-cell table:style-name="Table1.C2" office:value-type="string">
            <text:p text:style-name="P106"><text:span text:style-name="T40">Спадкування</text:span>:</text:p>
            <text:p text:style-name="P116"><text:span text:style-name="T16">MultiPageMenu</text:span>(<text:span text:style-name="T54">Батьківський клас</text:span>)</text:p>
          </table:table-cell>
        </table:table-row>
      </table:table>
      <text:p text:style-name="P82"/>
      <text:h text:style-name="P55" text:outline-level="2"><text:bookmark-start text:name="__RefHeading___Toc274_568258029"/>Діаграма класів<text:bookmark-end text:name="__RefHeading___Toc274_568258029"/></text:h>
      <text:p text:style-name="P80"><text:span text:style-name="T19"><draw:frame draw:style-name="fr2" draw:name="Frame3" text:anchor-type="as-char" svg:width="17.59cm" draw:z-index="5"><draw:text-box fo:min-height="19.371cm"><text:p text:style-name="P35"><draw:frame draw:style-name="fr5" draw:name="Image3" text:anchor-type="paragraph" svg:width="17.59cm" style:rel-width="100%" svg:height="19.371cm" style:rel-height="scale" draw:z-index="6"><draw:image xlink:href="Pictures/10000201000004DB00000559CEFF47FC3D6F0B0E.png" xlink:type="simple" xlink:show="embed" xlink:actuate="onLoad" draw:mime-type="image/png"/></draw:frame>Рисунок <text:sequence text:ref-name="refРисунок2" text:name="Рисунок" text:formula="ooow:Рисунок+1" style:num-format="1">3</text:sequence>: Діаграма класів</text:p></draw:text-box></draw:frame></text:span></text:p>
      <text:h text:style-name="P51" text:outline-level="2"/>
      <text:h text:style-name="P54" text:outline-level="2"><text:bookmark-start text:name="__RefHeading___Toc507_2860800885"/>Діаграма послідовності<text:bookmark-end text:name="__RefHeading___Toc507_2860800885"/></text:h>
      <text:p text:style-name="P180"><draw:frame draw:style-name="fr1" draw:name="Frame4" text:anchor-type="char" svg:x="0.182cm" svg:y="0.437cm" svg:width="16.695cm" draw:z-index="7"><draw:text-box fo:min-height="11.945cm"><text:p text:style-name="P35"><draw:frame draw:style-name="fr4" draw:name="Image4" text:anchor-type="paragraph" svg:width="16.695cm" style:rel-width="100%" svg:height="11.945cm" style:rel-height="scale" draw:z-index="8"><draw:image xlink:href="Pictures/10000201000004AA0000074A68097C0D421729E0.png" xlink:type="simple" xlink:show="embed" xlink:actuate="onLoad" draw:mime-type="image/png"/></draw:frame>Рисунок <text:sequence text:ref-name="refРисунок3" text:name="Рисунок" text:formula="ooow:Рисунок+1" style:num-format="1">4</text:sequence>: діаграма послідовності</text:p></draw:text-box></draw:frame></text:p>
      <text:h text:style-name="P48" text:outline-level="1"><text:bookmark-start text:name="__RefHeading___Toc276_568258029"/>Розробка та опис інтерфейсної частини класів.<text:bookmark-end text:name="__RefHeading___Toc276_568258029"/></text:h>
      <text:h text:style-name="Heading_20_2" text:outline-level="2">Bot</text:h>
      <text:p text:style-name="P128">Атрибути:</text:p>
      <text:list xml:id="list3497965619" text:style-name="L6">
        <text:list-item>
          <text:p text:style-name="P133">updater — <text:span text:style-name="T56">слухач подій</text:span></text:p>
        </text:list-item>
        <text:list-item>
          <text:p text:style-name="P133">dispatcher — <text:span text:style-name="T56">обробник подій</text:span></text:p>
        </text:list-item>
        <text:list-item>
          <text:p text:style-name="P133">commands — <text:span text:style-name="T56">колекція команд доступних до використання</text:span></text:p>
        </text:list-item>
        <text:list-item>
          <text:p text:style-name="P133">default_handler — <text:span text:style-name="T56">обробник усіх повідомлень</text:span></text:p>
        </text:list-item>
        <text:list-item>
          <text:p text:style-name="P133">button_handler — <text:span text:style-name="T56">обробник натиску на кнопку</text:span></text:p>
        </text:list-item>
      </text:list>
      <text:p text:style-name="P128">Операції:</text:p>
      <text:list xml:id="list525095586" text:style-name="L7">
        <text:list-item>
          <text:p text:style-name="P73">_init_default_handler — <text:span text:style-name="T57">ініціалізація обробнику усіх подій</text:span></text:p>
        </text:list-item>
        <text:list-item>
          <text:p text:style-name="P73">_init_commands — <text:span text:style-name="T57">ініціалізація команд</text:span></text:p>
        </text:list-item>
        <text:list-item>
          <text:p text:style-name="P73">_init_button_handler — <text:span text:style-name="T57">ініціалізація обробнику натискання на кнопку</text:span></text:p>
        </text:list-item>
        <text:list-item>
          <text:p text:style-name="P73">_init_logging — <text:span text:style-name="T57">ініціалізація повідомлень про стан програми</text:span></text:p>
        </text:list-item>
        <text:list-item>
          <text:p text:style-name="P74"><text:span text:style-name="T42">run — </text:span><text:span text:style-name="T43">запуск бота</text:span></text:p>
        </text:list-item>
      </text:list>
      <text:h text:style-name="Heading_20_2" text:outline-level="2">Command</text:h>
      <text:p text:style-name="P131">Атрибути:</text:p>
      <text:list xml:id="list375401038" text:style-name="L8">
        <text:list-item>
          <text:p text:style-name="P132">keyword — <text:span text:style-name="T58">ключове слово за яким викликається команда</text:span></text:p>
        </text:list-item>
        <text:list-item>
          <text:p text:style-name="P132">handler — <text:span text:style-name="T58">обробник команди</text:span></text:p>
        </text:list-item>
        <text:list-item>
          <text:p text:style-name="P132">description — <text:span text:style-name="T58">опис команди</text:span></text:p>
        </text:list-item>
      </text:list>
      <text:h text:style-name="P51" text:outline-level="2"/>
      <text:h text:style-name="P54" text:outline-level="2">ButtonManager</text:h>
      <text:p text:style-name="P128">Атрибути:</text:p>
      <text:list xml:id="list4067007382" text:style-name="L9">
        <text:list-item>
          <text:p text:style-name="P134">user_db — <text:span text:style-name="T65">менеджер бази даних користувачів</text:span></text:p>
        </text:list-item>
        <text:list-item>
          <text:p text:style-name="P134">schedule — <text:span text:style-name="T65">база даних розкладу </text:span></text:p>
        </text:list-item>
        <text:list-item>
          <text:p text:style-name="P134">schedule_db — <text:span text:style-name="T65">менеджер бази даних розкладу</text:span></text:p>
        </text:list-item>
        <text:list-item>
          <text:p text:style-name="P134">current_updater — <text:span text:style-name="T65">поточний оновлювач стану користувача</text:span></text:p>
        </text:list-item>
        <text:list-item>
          <text:p text:style-name="P134">main_menu — <text:span text:style-name="T65">головне меню</text:span></text:p>
        </text:list-item>
      </text:list>
      <text:p text:style-name="P128">Операції:</text:p>
      <text:list xml:id="list4269523550" text:style-name="L10">
        <text:list-item>
          <text:p text:style-name="P135">today_schedule — <text:span text:style-name="T65">розклад на сьогодні для обраної групи</text:span></text:p>
        </text:list-item>
        <text:list-item>
          <text:p text:style-name="P135">tomorrow_schedule — <text:span text:style-name="T65">розклад на завтра для обраної групи</text:span></text:p>
        </text:list-item>
        <text:list-item>
          <text:p text:style-name="P135">calendar_day_schedule — <text:span text:style-name="T65">розклад для обраного календарного дня та групи</text:span></text:p>
        </text:list-item>
        <text:list-item>
          <text:p text:style-name="P135">week_day_schedule — <text:span text:style-name="T65">розклад для обраного дня тижня та групи</text:span></text:p>
        </text:list-item>
        <text:list-item>
          <text:p text:style-name="P135">week_schedule — <text:span text:style-name="T66">розклад на весь тиждень</text:span></text:p>
        </text:list-item>
        <text:list-item>
          <text:p text:style-name="P135">teacher_info — <text:span text:style-name="T66">інформація про обраного викладача</text:span></text:p>
        </text:list-item>
        <text:list-item>
          <text:p text:style-name="P135">class_info — <text:span text:style-name="T66">інформація про обраний предмет</text:span></text:p>
        </text:list-item>
        <text:list-item>
          <text:p text:style-name="P135">group_list — <text:span text:style-name="T67">список учнів у групі</text:span></text:p>
        </text:list-item>
        <text:list-item>
          <text:p text:style-name="P135">current_class — <text:span text:style-name="T67">поточне заняття</text:span></text:p>
        </text:list-item>
        <text:list-item>
          <text:p text:style-name="P135">next_class — <text:span text:style-name="T67">наступне заняття</text:span></text:p>
        </text:list-item>
        <text:list-item>
          <text:p text:style-name="P135">print_main_menu — <text:span text:style-name="T67">вивести головне меню</text:span></text:p>
        </text:list-item>
        <text:list-item>
          <text:p text:style-name="P136">button_handler — <text:span text:style-name="T67">обробити натиск кнопки</text:span></text:p>
        </text:list-item>
        <text:list-item>
          <text:p text:style-name="P136">parse_callback — <text:span text:style-name="T67">розбити команду на атомарні частини</text:span></text:p>
        </text:list-item>
        <text:list-item>
          <text:p text:style-name="P140">_default_handler — <text:span text:style-name="T67">обробник простих команд</text:span></text:p>
        </text:list-item>
        <text:list-item>
          <text:p text:style-name="P140"><text:span text:style-name="T64">_update_menu — </text:span><text:span text:style-name="T67">оновити історію меню</text:span></text:p>
        </text:list-item>
        <text:list-item>
          <text:p text:style-name="P141">new_val_handler — <text:span text:style-name="T67">оновити стан користувача відповідно команді</text:span></text:p>
        </text:list-item>
        <text:list-item>
          <text:p text:style-name="P137"><text:span text:style-name="T59">_update_hanlder — </text:span><text:span text:style-name="T60">запит на оновлення від користувача</text:span></text:p>
        </text:list-item>
      </text:list>
      <text:h text:style-name="P51" text:outline-level="2"/>
      <text:h text:style-name="P54" text:outline-level="2">Schedule</text:h>
      <text:p text:style-name="P128">Атрибути:</text:p>
      <text:list xml:id="list311809856" text:style-name="L11">
        <text:list-item>
          <text:p text:style-name="P144">sql_conn — <text:span text:style-name="T68">база даних</text:span></text:p>
        </text:list-item>
      </text:list>
      <text:p text:style-name="P128">Операції:</text:p>
      <text:list xml:id="list780286172" text:style-name="L12">
        <text:list-item>
          <text:p text:style-name="P145">week_schedule — <text:span text:style-name="T68">розклад на весь тиждень</text:span></text:p>
        </text:list-item>
        <text:list-item>
          <text:p text:style-name="P145">day_schedule — <text:span text:style-name="T68">розклад на обраний день тижня</text:span></text:p>
        </text:list-item>
        <text:list-item>
          <text:p text:style-name="P145">day_from_int — <text:span text:style-name="T68">назва дня з числа(1-7)</text:span></text:p>
        </text:list-item>
        <text:list-item>
          <text:p text:style-name="P145">next_class — <text:span text:style-name="T68">наступне заняття</text:span></text:p>
        </text:list-item>
        <text:list-item>
          <text:p text:style-name="P145">current_class — <text:span text:style-name="T68">поточне заняття</text:span></text:p>
        </text:list-item>
        <text:list-item>
          <text:p text:style-name="P145">teacher_info — <text:span text:style-name="T68">інформація про викладача</text:span></text:p>
        </text:list-item>
        <text:list-item>
          <text:p text:style-name="P145">class_info — <text:span text:style-name="T68">інформація про предмет</text:span></text:p>
        </text:list-item>
        <text:list-item>
          <text:p text:style-name="P145">group_list — <text:span text:style-name="T68">список учнів</text:span></text:p>
        </text:list-item>
      </text:list>
      <text:h text:style-name="Heading_20_2" text:outline-level="2">UserDbManager</text:h>
      <text:p text:style-name="P128">Атрибути:</text:p>
      <text:list xml:id="list3602851213" text:style-name="L13">
        <text:list-item>
          <text:p text:style-name="P146">sql_conn — <text:span text:style-name="T69">база даних</text:span></text:p>
        </text:list-item>
      </text:list>
      <text:p text:style-name="P128">Операції:</text:p>
      <text:list xml:id="list748384310" text:style-name="L14">
        <text:list-item>
          <text:p text:style-name="P147">menu_data — <text:span text:style-name="T69">історія меню</text:span></text:p>
        </text:list-item>
        <text:list-item>
          <text:p text:style-name="P147">update_menu — <text:span text:style-name="T69">оновити історію меню</text:span></text:p>
        </text:list-item>
        <text:list-item>
          <text:p text:style-name="P147">is_row_exists — <text:span text:style-name="T69">перевірити чи є користувач у базі даних</text:span></text:p>
        </text:list-item>
        <text:list-item>
          <text:p text:style-name="P147">insert_or_replace — <text:span text:style-name="T69">оновити дані користувача, або додати у базу, якщо це новий користувач</text:span></text:p>
        </text:list-item>
        <text:list-item>
          <text:p text:style-name="P148">user — <text:span text:style-name="T69">інформація про користувача за ідентифікатором</text:span></text:p>
        </text:list-item>
      </text:list>
      <text:h text:style-name="P51" text:outline-level="2"/>
      <text:h text:style-name="P54" text:outline-level="2">User</text:h>
      <text:p text:style-name="P129">Атрибути:</text:p>
      <text:list xml:id="list3283816870" text:style-name="L15">
        <text:list-item>
          <text:p text:style-name="P151"><text:span text:style-name="T70">group_id — </text:span><text:span text:style-name="T71">остання обрана група</text:span></text:p>
        </text:list-item>
        <text:list-item>
          <text:p text:style-name="P149">teacher_id — <text:span text:style-name="T71">ідентифікатор останнього обраного викладача</text:span></text:p>
        </text:list-item>
        <text:list-item>
          <text:p text:style-name="P149">calendar_day — <text:span text:style-name="T71">останній обраний календарний день</text:span></text:p>
        </text:list-item>
        <text:list-item>
          <text:p text:style-name="P149">week_day — <text:span text:style-name="T71">останній обраний день тижня</text:span></text:p>
        </text:list-item>
        <text:list-item>
          <text:p text:style-name="P149">class_id — <text:span text:style-name="T71">останній обраний предмет</text:span></text:p>
        </text:list-item>
      </text:list>
      <text:p text:style-name="P129">Операції:</text:p>
      <text:list xml:id="list2137862467" text:style-name="L16">
        <text:list-item>
          <text:p text:style-name="P150">weekday_from_calendar_day — <text:span text:style-name="T72">день тижня обраного календарного дня</text:span></text:p>
        </text:list-item>
        <text:list-item>
          <text:p text:style-name="P150">is_odd_week_from_calendar_day — <text:span text:style-name="T72">парність тижня обраної дати</text:span></text:p>
        </text:list-item>
        <text:list-item>
          <text:p text:style-name="P150">date_from_calendard_day — <text:span text:style-name="T72">об'єкт обраної дати</text:span></text:p>
        </text:list-item>
      </text:list>
      <text:h text:style-name="Heading_20_2" text:outline-level="2">Button</text:h>
      <text:p text:style-name="P129">Атрибути:</text:p>
      <text:list xml:id="list2489521050" text:style-name="L17">
        <text:list-item>
          <text:p text:style-name="P156"><text:span text:style-name="T73">text — текст на кнопці</text:span></text:p>
        </text:list-item>
        <text:list-item>
          <text:p text:style-name="P152">callback — дані, яка повертає кнопка при натиску</text:p>
        </text:list-item>
        <text:list-item>
          <text:p text:style-name="P152">handler — обробник натиску на кнопку</text:p>
        </text:list-item>
        <text:list-item>
          <text:p text:style-name="P152">arg1name — ім’я аргументу, який доцільно оновити перед використанням кнопки</text:p>
        </text:list-item>
        <text:list-item>
          <text:p text:style-name="P152">arg2name — ім’я аргументу, який доцільно оновити перед використанням кнопки</text:p>
        </text:list-item>
      </text:list>
      <text:p text:style-name="P129">Операції:</text:p>
      <text:list xml:id="list2449085832" text:style-name="L18">
        <text:list-item>
          <text:p text:style-name="P154">callback_args — додаткові дані, які повертає кнопка</text:p>
        </text:list-item>
        <text:list-item>
          <text:p text:style-name="P154">operation — операція кнопки(також обробник натиску)</text:p>
        </text:list-item>
      </text:list>
      <text:h text:style-name="P51" text:outline-level="2"/>
      <text:h text:style-name="P54" text:outline-level="2">LeafButton</text:h>
      <text:p text:style-name="P129">Атрибути:</text:p>
      <text:list xml:id="list102049644726510" text:continue-list="list2489521050" text:style-name="L17">
        <text:list-item>
          <text:p text:style-name="P157"><text:span text:style-name="T73">text — текст на кнопці</text:span></text:p>
        </text:list-item>
        <text:list-item>
          <text:p text:style-name="P153">callback — дані, яка повертає кнопка при натиску</text:p>
        </text:list-item>
        <text:list-item>
          <text:p text:style-name="P153">handler — обробник натиску на кнопку</text:p>
        </text:list-item>
        <text:list-item>
          <text:p text:style-name="P153">arg1name — ім’я аргументу, який доцільно оновити перед використанням кнопки</text:p>
        </text:list-item>
        <text:list-item>
          <text:p text:style-name="P153">arg2name — ім’я аргументу, який доцільно оновити перед використанням кнопки</text:p>
        </text:list-item>
      </text:list>
      <text:p text:style-name="P129">Операції:</text:p>
      <text:list xml:id="list102048338821530" text:continue-list="list2449085832" text:style-name="L18">
        <text:list-item>
          <text:p text:style-name="P75"><text:span text:style-name="T74">c</text:span>allback_args — додаткові дані, які повертає кнопка</text:p>
        </text:list-item>
        <text:list-item>
          <text:p text:style-name="P155">operation — операція кнопки(також обробник натиску)</text:p>
        </text:list-item>
      </text:list>
      <text:h text:style-name="Heading_20_2" text:outline-level="2">Menu</text:h>
      <text:p text:style-name="P129">Атрибути:</text:p>
      <text:list xml:id="list3043556497" text:style-name="L19">
        <text:list-item>
          <text:p text:style-name="P158"><text:span text:style-name="T75">has_parent — </text:span><text:span text:style-name="T77">чи е у цього меню батьківське меню(потрібно для визначення чи потрібна кнопка повернення до попереднього меню)</text:span></text:p>
        </text:list-item>
      </text:list>
      <text:p text:style-name="P129">Операції:</text:p>
      <text:list xml:id="list926858048" text:style-name="L20">
        <text:list-item>
          <text:p text:style-name="P159"><text:span text:style-name="T75">keyboard — </text:span><text:span text:style-name="T78">створити клавіатуру</text:span></text:p>
        </text:list-item>
        <text:list-item>
          <text:p text:style-name="P138"><text:span text:style-name="T61">_add_nav_buttons — </text:span><text:span text:style-name="T62">додати кнопки навігації до клавіатури(вихід та повернення до попереднього)</text:span></text:p>
        </text:list-item>
        <text:list-item>
          <text:p text:style-name="P142"><text:span text:style-name="T76">_additional_buttons — </text:span><text:span text:style-name="T78">додаткові кнопки(навігації у тому числі)</text:span></text:p>
        </text:list-item>
        <text:list-item>
          <text:p text:style-name="P143">print — <text:span text:style-name="T78">вивести клавіатуру(меню)</text:span></text:p>
        </text:list-item>
      </text:list>
      <text:h text:style-name="P51" text:outline-level="2"/>
      <text:h text:style-name="P54" text:outline-level="2">MultiPageMenu</text:h>
      <text:p text:style-name="P129">Атрибути:</text:p>
      <text:list xml:id="list1153887032" text:style-name="L21">
        <text:list-item>
          <text:p text:style-name="P162"><text:span text:style-name="T79">has_parent — </text:span><text:span text:style-name="T80">те саме що й в Menu</text:span></text:p>
        </text:list-item>
        <text:list-item>
          <text:p text:style-name="P160">current_page — <text:span text:style-name="T81">поточний номер сторінки</text:span></text:p>
        </text:list-item>
      </text:list>
      <text:p text:style-name="P129">Операції:</text:p>
      <text:list xml:id="list2943252451" text:style-name="L22">
        <text:list-item>
          <text:p text:style-name="P161">keyboard — <text:span text:style-name="T80">те саме що й в Menu</text:span></text:p>
        </text:list-item>
        <text:list-item>
          <text:p text:style-name="P161">operation — <text:span text:style-name="T80">те саме що й в </text:span><text:span text:style-name="T81">Button</text:span></text:p>
        </text:list-item>
        <text:list-item>
          <text:p text:style-name="P163">max_page — <text:span text:style-name="T82">номер сторінки на одинцю більший за максимальний</text:span></text:p>
        </text:list-item>
        <text:list-item>
          <text:p text:style-name="P164">_additional_buttons <text:span text:style-name="T79">— </text:span><text:span text:style-name="T80">те саме що й в Menu</text:span></text:p>
        </text:list-item>
        <text:list-item>
          <text:p text:style-name="P164">_add_nav_buttons <text:span text:style-name="T79">— </text:span><text:span text:style-name="T80">те саме що й в Menu</text:span></text:p>
        </text:list-item>
        <text:list-item>
          <text:p text:style-name="P163">_add_page_nav_buttons — <text:span text:style-name="T82">додати кнопки навігації по сторінкам цього меню</text:span></text:p>
        </text:list-item>
        <text:list-item>
          <text:p text:style-name="P163">_next_button — <text:span text:style-name="T82">кнопка переходу на наступну сторінку</text:span></text:p>
        </text:list-item>
        <text:list-item>
          <text:p text:style-name="P164">_prev_button — <text:span text:style-name="T82">кнопка переходу на </text:span><text:span text:style-name="T23">попередню</text:span><text:span text:style-name="T82"> сторінку</text:span></text:p>
        </text:list-item>
        <text:list-item>
          <text:p text:style-name="P163">empty_button — <text:span text:style-name="T82">пуста кнопка без тексту, при натиску нічого не змінюється</text:span></text:p>
        </text:list-item>
      </text:list>
      <text:h text:style-name="Heading_20_2" text:outline-level="2">ListMenu</text:h>
      <text:p text:style-name="P129">Атрибути:</text:p>
      <text:list xml:id="list3502090517" text:style-name="L23">
        <text:list-item>
          <text:p text:style-name="P130">_<text:span text:style-name="T83">children - </text:span><text:span text:style-name="T84">кнопки-нащадки</text:span></text:p>
        </text:list-item>
        <text:list-item>
          <text:p text:style-name="P165">text — <text:span text:style-name="T84">текст кнопки</text:span></text:p>
        </text:list-item>
        <text:list-item>
          <text:p text:style-name="P165">callback — <text:span text:style-name="T84">те саме що й в Button</text:span></text:p>
        </text:list-item>
      </text:list>
      <text:p text:style-name="P129">Операції:</text:p>
      <text:list xml:id="list3598362808" text:style-name="L24">
        <text:list-item>
          <text:p text:style-name="P168"><text:span text:style-name="T83">add — </text:span><text:span text:style-name="T85">додати кнопку-нащадок</text:span></text:p>
        </text:list-item>
        <text:list-item>
          <text:p text:style-name="P166">remove — <text:span text:style-name="T85">видалити кнопку</text:span></text:p>
        </text:list-item>
        <text:list-item>
          <text:p text:style-name="P166">next_row — <text:span text:style-name="T85">перейти до наступного рядку</text:span></text:p>
        </text:list-item>
        <text:list-item>
          <text:p text:style-name="P167">operation — <text:span text:style-name="T84">те саме що й в Button</text:span></text:p>
        </text:list-item>
        <text:list-item>
          <text:p text:style-name="P167">keyboard — <text:span text:style-name="T84">те саме що й в Button</text:span></text:p>
        </text:list-item>
      </text:list>
      <text:h text:style-name="P51" text:outline-level="2"/>
      <text:h text:style-name="P54" text:outline-level="2">MultiPageListMenu</text:h>
      <text:p text:style-name="P129">Атрибути:</text:p>
      <text:list xml:id="list682346754" text:style-name="L25">
        <text:list-item>
          <text:p text:style-name="P169">options — <text:span text:style-name="T88">опції</text:span></text:p>
        </text:list-item>
        <text:list-item>
          <text:p text:style-name="P169">options_per_page — <text:span text:style-name="T88">кількість опцій на сторінку</text:span></text:p>
        </text:list-item>
        <text:list-item>
          <text:p text:style-name="P169">arg_name — <text:span text:style-name="T88">ім’я аргументу, значення якого ми оновлюємо</text:span></text:p>
        </text:list-item>
        <text:list-item>
          <text:p text:style-name="P170">callback<text:span text:style-name="T83"> — </text:span><text:span text:style-name="T84">те саме що й в Button</text:span></text:p>
        </text:list-item>
      </text:list>
      <text:p text:style-name="P129">Операції:</text:p>
      <text:list xml:id="list1765788015" text:style-name="L26">
        <text:list-item>
          <text:p text:style-name="P173"><text:span text:style-name="T86">max_page </text:span><text:span text:style-name="T83"><text:s/>— </text:span><text:span text:style-name="T84">те саме що й в </text:span><text:span text:style-name="T87">MultiPageMenu</text:span></text:p>
        </text:list-item>
        <text:list-item>
          <text:p text:style-name="P172">_add_page_nav_buttons <text:span text:style-name="T83"><text:s/>— </text:span><text:span text:style-name="T84">те саме що й в </text:span><text:span text:style-name="T87">MultiPageMenu</text:span></text:p>
        </text:list-item>
        <text:list-item>
          <text:p text:style-name="P171">keyboard<text:span text:style-name="T83"> — </text:span><text:span text:style-name="T84">те саме що й в Button</text:span></text:p>
        </text:list-item>
      </text:list>
      <text:h text:style-name="Heading_20_2" text:outline-level="2">CalendarMenu</text:h>
      <text:p text:style-name="P129">Атрибути:</text:p>
      <text:list xml:id="list2913197555" text:style-name="L27">
        <text:list-item>
          <text:p text:style-name="P174">start — <text:span text:style-name="T89">стартова дата</text:span></text:p>
        </text:list-item>
        <text:list-item>
          <text:p text:style-name="P174">finish — <text:span text:style-name="T89">кінцева дата</text:span></text:p>
        </text:list-item>
        <text:list-item>
          <text:p text:style-name="P175">current_page<text:span text:style-name="T83"> — </text:span><text:span text:style-name="T84">те саме що й в </text:span><text:span text:style-name="T87">MultiPageMenu</text:span></text:p>
        </text:list-item>
        <text:list-item>
          <text:p text:style-name="P175">callback<text:span text:style-name="T83"> — </text:span><text:span text:style-name="T84">те саме що й в Button</text:span></text:p>
        </text:list-item>
      </text:list>
      <text:p text:style-name="P129">Операції:</text:p>
      <text:list xml:id="list742626068" text:style-name="L28">
        <text:list-item>
          <text:p text:style-name="P177">max_page<text:span text:style-name="T86"> </text:span><text:span text:style-name="T83"><text:s/>— </text:span><text:span text:style-name="T84">те саме що й в </text:span><text:span text:style-name="T87">MultiPageMenu</text:span></text:p>
        </text:list-item>
        <text:list-item>
          <text:p text:style-name="P177">keyboard<text:span text:style-name="T83">— </text:span><text:span text:style-name="T84">те саме що й в Button</text:span></text:p>
        </text:list-item>
        <text:list-item>
          <text:p text:style-name="P176">weekdays_names — <text:span text:style-name="T89">додати дні тижня до календаря</text:span></text:p>
        </text:list-item>
        <text:list-item>
          <text:p text:style-name="P176">_add_month_day — <text:span text:style-name="T89">додати дні місяця до календаря</text:span></text:p>
        </text:list-item>
        <text:list-item>
          <text:p text:style-name="P139"><text:span text:style-name="T59">_day_button — </text:span><text:span text:style-name="T63">створити кнопку дня за датою</text:span></text:p>
        </text:list-item>
      </text:list>
      <text:h text:style-name="P48" text:outline-level="1"><text:bookmark-start text:name="__RefHeading___Toc278_568258029"/>Розробка файлів реалізації класів.<text:bookmark-end text:name="__RefHeading___Toc278_568258029"/></text:h>
      <text:h text:style-name="P53" text:outline-level="2">Файли</text:h>
      <text:list xml:id="list4267735407" text:style-name="L29">
        <text:list-item>
          <text:p text:style-name="P66">bot.py — <text:span text:style-name="T92">class Bot, class Command</text:span></text:p>
        </text:list-item>
        <text:list-item>
          <text:p text:style-name="P66">button_manager.py — <text:span text:style-name="T93">class ButtonManager</text:span></text:p>
        </text:list-item>
        <text:list-item>
          <text:p text:style-name="P66">button.py — <text:span text:style-name="T94">class Button, LeafButton, </text:span><text:span text:style-name="T95">Menu, ListMenu</text:span></text:p>
        </text:list-item>
        <text:list-item>
          <text:p text:style-name="P67">calendar_menu.py — <text:span text:style-name="T96">class CalendarMenu</text:span></text:p>
        </text:list-item>
        <text:list-item>
          <text:p text:style-name="P67">main.py — <text:span text:style-name="T97">вхідна точка</text:span></text:p>
        </text:list-item>
        <text:list-item>
          <text:p text:style-name="P67">multipage_list_menu.py — <text:span text:style-name="T98">class MultiPageListMenu</text:span></text:p>
        </text:list-item>
        <text:list-item>
          <text:p text:style-name="P67">multipage_menu.py — <text:span text:style-name="T99">class MultiPageMenu</text:span></text:p>
        </text:list-item>
        <text:list-item>
          <text:p text:style-name="P67">schedule.py — <text:span text:style-name="T100">class Schedule</text:span></text:p>
        </text:list-item>
        <text:list-item>
          <text:p text:style-name="P67">user_db_manager.py — <text:span text:style-name="T101">class UserDbManager</text:span></text:p>
        </text:list-item>
        <text:list-item>
          <text:p text:style-name="P67">user.py — <text:span text:style-name="T101">class User</text:span></text:p>
        </text:list-item>
      </text:list>
      <text:h text:style-name="P53" text:outline-level="2">Діаграми Нассі-Шн<text:span text:style-name="T102">е</text:span>йдермана</text:h>
      <text:p text:style-name="P178">TODO</text:p>
      <text:list xml:id="list1506100210" text:style-name="L4">
        <text:list-header>
          <text:p text:style-name="P76"/>
        </text:list-header>
      </text:list>
      <text:h text:style-name="Heading_20_1" text:outline-level="1"><text:bookmark-start text:name="__RefHeading___Toc280_568258029"/>Тестування програми.<text:bookmark-end text:name="__RefHeading___Toc280_568258029"/></text:h>
      <text:list xml:id="list102048146099247" text:continue-numbering="true" text:style-name="L4">
        <text:list-header>
          <text:p text:style-name="P62">В даному розділі необхідно показати як виконувалось тестування програми на прикладі декількох методів класу. Обов’язково виконати тестування методами і чорної, і білої скриньки. Необхідно обґрунтувати методи тестування, які були обрані, представити тести та таблиці покриття(для методів тестування білою скринькою) та навести результати тестування.</text:p>
        </text:list-header>
      </text:list>
      <text:p text:style-name="P65">TODO</text:p>
      <text:h text:style-name="P48" text:outline-level="1"><text:bookmark-start text:name="__RefHeading___Toc282_568258029"/>Приклад роботи програми.<text:bookmark-end text:name="__RefHeading___Toc282_568258029"/></text:h>
      <text:list xml:id="list102049188948586" text:continue-numbering="true" text:style-name="L4">
        <text:list-header>
          <text:p text:style-name="P63">Необхідно навести основні моменти роботи програми - введення вхідних даних, обробка та представити результат роботи програми.</text:p>
        </text:list-header>
      </text:list>
      <text:p text:style-name="P5">TODO</text:p>
      <text:h text:style-name="P51" text:outline-level="2"/>
      <text:h text:style-name="P48" text:outline-level="1"><text:bookmark-start text:name="__RefHeading___Toc284_568258029"/>Аналіз результатів.<text:bookmark-end text:name="__RefHeading___Toc284_568258029"/></text:h>
      <text:list xml:id="list102049103640116" text:continue-numbering="true" text:style-name="L4">
        <text:list-header>
          <text:p text:style-name="P64">Переваги програми за рахунок застосування об’єктно-орієнтованої парадигми.</text:p>
        </text:list-header>
      </text:list>
      <text:p text:style-name="P6">TODO</text:p>
      <text:h text:style-name="P48" text:outline-level="1"><text:bookmark-start text:name="__RefHeading___Toc1058_3780990916"/>Висновки<text:bookmark-end text:name="__RefHeading___Toc1058_3780990916"/></text:h>
      <text:p text:style-name="P3">окрема сторінка</text:p>
      <text:p text:style-name="P6">TODO</text:p>
      <text:h text:style-name="P48" text:outline-level="1"><text:bookmark-start text:name="__RefHeading___Toc1060_3780990916"/>Література<text:bookmark-end text:name="__RefHeading___Toc1060_3780990916"/></text:h>
      <text:p text:style-name="P3">На кожну позицію списку літератури має бути посилання в тексті курсової роботи</text:p>
      <text:p text:style-name="P7">TODO</text:p>
      <text:h text:style-name="P48" text:outline-level="1"><text:bookmark-start text:name="__RefHeading___Toc1062_3780990916"/>Додатки<text:bookmark-end text:name="__RefHeading___Toc1062_3780990916"/></text:h>
      <text:p text:style-name="P4">В додатках розміщують довідкові матеріали, деталі розрахунків, лістинги програм</text:p>
      <text:p text:style-name="P7">TO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Code Nerd Font Mono" svg:font-family="''FiraCode Nerd Font Mono', monospace, monospace, 'Droid Sans Fallback', ',', 'Droid Sans Mono', ',', monospace, ', monospace,', 'Droid Sans Fallback', 'font-weight: normal', 'font-size: 13px', 'line-height: 18px', 'white-space: pr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indent="0.499cm" style:auto-text-indent="false"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7T10:20:47.666260061</dc:date>
    <meta:editing-duration>PT8H10M41S</meta:editing-duration>
    <meta:editing-cycles>344</meta:editing-cycles>
    <meta:generator>LibreOffice/7.0.6.2$Linux_X86_64 LibreOffice_project/00$Build-2</meta:generator>
    <meta:document-statistic meta:table-count="1" meta:image-count="4" meta:object-count="1" meta:page-count="25" meta:paragraph-count="378" meta:word-count="2081" meta:character-count="15331" meta:non-whitespace-character-count="13676"/>
  </office:meta>
</office:document-meta>
</file>